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Mangal1" svg:font-family="Mangal"/>
    <style:font-face style:name="AdvOT596495f2" svg:font-family="AdvOT596495f2" style:font-family-generic="roman" style:font-pitch="variable"/>
    <style:font-face style:name="AdvOT596495f2+20" svg:font-family="AdvOT596495f2+20" style:font-family-generic="roman" style:font-pitch="variable"/>
    <style:font-face style:name="AdvOT596495f2+fb" svg:font-family="AdvOT596495f2+fb" style:font-family-generic="roman" style:font-pitch="variable"/>
    <style:font-face style:name="Arial" svg:font-family="Arial" style:font-family-generic="roman" style:font-pitch="variable"/>
    <style:font-face style:name="Arial-ItalicMT" svg:font-family="Arial-ItalicMT"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Palatino Linotype" fo:font-size="9pt" fo:font-style="normal" fo:font-weight="normal" officeooo:paragraph-rsid="000fd766" style:font-name-asian="Palatino Linotype" style:font-size-asian="9pt" style:font-style-asian="normal" style:font-weight-asian="normal" style:font-size-complex="9pt"/>
    </style:style>
    <style:style style:name="P2" style:family="paragraph" style:parent-style-name="Standard">
      <style:paragraph-properties fo:text-align="justify" style:justify-single-word="false"/>
      <style:text-properties fo:color="#000000" style:font-name="Palatino Linotype" fo:font-size="9pt" fo:font-style="normal" fo:font-weight="normal" officeooo:paragraph-rsid="001397a2" style:font-name-asian="Palatino Linotype" style:font-size-asian="9pt" style:font-style-asian="normal" style:font-weight-asian="normal" style:font-size-complex="9pt"/>
    </style:style>
    <style:style style:name="P3" style:family="paragraph" style:parent-style-name="Standard">
      <style:paragraph-properties fo:text-align="justify" style:justify-single-word="false"/>
      <style:text-properties fo:color="#000000" style:font-name="Palatino Linotype" fo:font-size="9pt" fo:font-style="normal" fo:font-weight="normal" officeooo:paragraph-rsid="000fd766" fo:background-color="#fff200" style:font-name-asian="Palatino Linotype" style:font-size-asian="9pt" style:font-style-asian="normal" style:font-weight-asian="normal" style:font-size-complex="9pt"/>
    </style:style>
    <style:style style:name="P4" style:family="paragraph" style:parent-style-name="Standard">
      <style:paragraph-properties fo:text-align="justify" style:justify-single-word="false"/>
      <style:text-properties fo:font-variant="normal" fo:text-transform="none" fo:color="#222222" style:text-line-through-style="none" style:text-line-through-type="none" style:text-position="0% 100%" style:font-name="Palatino Linotype" fo:font-size="9pt" fo:letter-spacing="normal" fo:language="en" fo:country="US" fo:font-style="normal" style:text-underline-style="none" fo:font-weight="normal" officeooo:rsid="008cf359" officeooo:paragraph-rsid="000fd766" style:text-blinking="false" fo:background-color="transparent" style:font-name-asian="Palatino Linotype" style:font-size-asian="9pt" style:font-style-asian="normal" style:font-weight-asian="normal" style:font-size-complex="9pt" style:font-style-complex="normal"/>
    </style:style>
    <style:style style:name="P5" style:family="paragraph" style:parent-style-name="Standard">
      <style:paragraph-properties fo:text-align="justify" style:justify-single-word="false"/>
      <style:text-properties fo:font-variant="normal" fo:text-transform="none" fo:color="#222222" style:text-line-through-style="none" style:text-line-through-type="none" style:text-position="0% 100%" style:font-name="Palatino Linotype" fo:font-size="9pt" fo:letter-spacing="normal" fo:language="en" fo:country="US" fo:font-style="normal" style:text-underline-style="none" fo:font-weight="normal" officeooo:rsid="008cf359" officeooo:paragraph-rsid="001397a2" style:text-blinking="false" fo:background-color="transparent" style:font-name-asian="Palatino Linotype" style:font-size-asian="9pt" style:font-style-asian="normal" style:font-weight-asian="normal" style:font-size-complex="9pt" style:font-style-complex="normal"/>
    </style:style>
    <style:style style:name="P6" style:family="paragraph" style:parent-style-name="Standard">
      <style:paragraph-properties fo:text-align="justify" style:justify-single-word="false"/>
      <style:text-properties fo:font-variant="normal" fo:text-transform="none" fo:color="#222222" style:text-line-through-style="none" style:text-line-through-type="none" style:text-position="0% 100%" style:font-name="Palatino Linotype" fo:font-size="9pt" fo:letter-spacing="normal" fo:language="en" fo:country="US" fo:font-style="normal" style:text-underline-style="none" fo:font-weight="normal" officeooo:rsid="001284fa" officeooo:paragraph-rsid="001284fa" style:text-blinking="false" fo:background-color="transparent" style:font-name-asian="Palatino Linotype" style:font-size-asian="9pt" style:font-style-asian="normal" style:font-weight-asian="normal" style:font-size-complex="9pt" style:font-style-complex="normal"/>
    </style:style>
    <style:style style:name="P7" style:family="paragraph" style:parent-style-name="Standard">
      <style:paragraph-properties fo:text-align="justify" style:justify-single-word="false"/>
      <style:text-properties fo:font-variant="normal" fo:text-transform="none" fo:color="#222222" style:text-line-through-style="none" style:text-line-through-type="none" style:text-position="0% 100%" style:font-name="Palatino Linotype" fo:font-size="9pt" fo:letter-spacing="normal" fo:language="en" fo:country="US" fo:font-style="normal" style:text-underline-style="none" fo:font-weight="normal" officeooo:rsid="008cf359" officeooo:paragraph-rsid="000fd766" style:text-blinking="false" fo:background-color="#fff200" style:font-name-asian="Palatino Linotype" style:font-size-asian="9pt" style:font-style-asian="normal" style:font-weight-asian="normal" style:font-size-complex="9pt" style:font-style-complex="normal"/>
    </style:style>
    <style:style style:name="P8" style:family="paragraph" style:parent-style-name="Standard">
      <style:text-properties style:font-name="AdvOT596495f2" fo:font-size="9pt"/>
    </style:style>
    <style:style style:name="P9" style:family="paragraph" style:parent-style-name="Standard">
      <style:paragraph-properties fo:text-align="justify" style:justify-single-word="false"/>
      <style:text-properties style:text-position="0% 100%" style:font-name="Palatino Linotype" fo:font-size="9pt" officeooo:paragraph-rsid="001284fa"/>
    </style:style>
    <style:style style:name="P10" style:family="paragraph" style:parent-style-name="Standard">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text-position="0% 100%" style:font-name="Palatino Linotype" fo:font-size="9pt" fo:language="en" fo:country="US" fo:font-style="normal" style:text-underline-style="none" fo:font-weight="normal" officeooo:rsid="008cf359" officeooo:paragraph-rsid="000fd766" style:text-blinking="false" fo:background-color="transparent" style:font-name-asian="Palatino Linotype" style:font-size-asian="9pt" style:font-style-asian="normal" style:font-weight-asian="normal" style:font-size-complex="9pt" style:font-style-complex="normal"/>
    </style:style>
    <style:style style:name="P11" style:family="paragraph" style:parent-style-name="Standard">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text-position="0% 100%" style:font-name="Palatino Linotype" fo:font-size="9pt" fo:language="en" fo:country="US" fo:font-style="normal" style:text-underline-style="none" fo:font-weight="normal" officeooo:rsid="008cf359" officeooo:paragraph-rsid="001397a2" style:text-blinking="false" fo:background-color="transparent" style:font-name-asian="Palatino Linotype" style:font-size-asian="9pt" style:font-style-asian="normal" style:font-weight-asian="normal" style:font-size-complex="9pt" style:font-style-complex="normal"/>
    </style:style>
    <style:style style:name="P12" style:family="paragraph" style:parent-style-name="Standard">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text-position="0% 100%" style:font-name="Palatino Linotype" fo:font-size="9pt" fo:letter-spacing="normal" fo:language="en" fo:country="US" fo:font-style="normal" style:text-underline-style="none" fo:font-weight="normal" officeooo:rsid="008cf359" officeooo:paragraph-rsid="000fd766" style:text-blinking="false" fo:background-color="transparent" style:font-name-asian="Palatino Linotype" style:font-size-asian="9pt" style:font-style-asian="normal" style:font-weight-asian="normal" style:font-size-complex="9pt" style:font-style-complex="normal"/>
    </style:style>
    <style:style style:name="P13" style:family="paragraph" style:parent-style-name="Standard">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text-position="0% 100%" style:font-name="Palatino Linotype" fo:font-size="9pt" fo:letter-spacing="normal" fo:language="en" fo:country="US" fo:font-style="normal" style:text-underline-style="none" fo:font-weight="normal" officeooo:rsid="008cf359" officeooo:paragraph-rsid="001397a2" style:text-blinking="false" fo:background-color="transparent" style:font-name-asian="Palatino Linotype" style:font-size-asian="9pt" style:font-style-asian="normal" style:font-weight-asian="normal" style:font-size-complex="9pt" style:font-style-complex="normal"/>
    </style:style>
    <style:style style:name="P14" style:family="paragraph" style:parent-style-name="Standard">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text-position="0% 100%" style:font-name="AdvOT596495f2" fo:font-size="9pt" fo:language="en" fo:country="US" fo:font-style="normal" style:text-underline-style="none" fo:font-weight="normal" officeooo:rsid="008cf359" officeooo:paragraph-rsid="001397a2" style:text-blinking="false" fo:background-color="transparent" style:font-name-asian="Palatino Linotype" style:font-size-asian="10.5pt" style:font-style-asian="normal" style:font-size-complex="10.5pt" style:font-style-complex="normal"/>
    </style:style>
    <style:style style:name="P15" style:family="paragraph" style:parent-style-name="Standard">
      <style:paragraph-properties fo:margin-top="0cm" fo:margin-bottom="0cm" loext:contextual-spacing="false" fo:line-height="100%" fo:text-align="justify" style:justify-single-word="false" style:writing-mode="lr-tb"/>
      <style:text-properties fo:font-variant="normal" fo:text-transform="none" fo:color="#231f20" style:text-line-through-style="none" style:text-line-through-type="none" style:text-position="0% 100%" style:font-name="Palatino Linotype" fo:font-size="9pt" fo:language="en" fo:country="US" fo:font-style="normal" style:text-underline-style="none" fo:font-weight="normal" officeooo:rsid="008cf359" officeooo:paragraph-rsid="000fd766" style:text-blinking="false" fo:background-color="transparent" style:font-name-asian="Palatino Linotype" style:font-size-asian="9pt" style:font-style-asian="normal" style:font-weight-asian="normal" style:font-size-complex="9pt" style:font-style-complex="normal"/>
    </style:style>
    <style:style style:name="P16" style:family="paragraph" style:parent-style-name="Standard">
      <style:paragraph-properties fo:margin-top="0cm" fo:margin-bottom="0cm" loext:contextual-spacing="false" fo:line-height="100%" fo:text-align="justify" style:justify-single-word="false" style:writing-mode="lr-tb"/>
      <style:text-properties fo:font-variant="normal" fo:text-transform="none" fo:color="#231f20" style:text-line-through-style="none" style:text-line-through-type="none" style:text-position="0% 100%" style:font-name="Palatino Linotype" fo:font-size="9pt" fo:language="en" fo:country="US" fo:font-style="normal" style:text-underline-style="none" fo:font-weight="normal" officeooo:rsid="008cf359" officeooo:paragraph-rsid="001397a2" style:text-blinking="false" fo:background-color="transparent" style:font-name-asian="Palatino Linotype" style:font-size-asian="9pt" style:font-style-asian="normal" style:font-weight-asian="normal" style:font-size-complex="9pt" style:font-style-complex="normal"/>
    </style:style>
    <style:style style:name="P17" style:family="paragraph" style:parent-style-name="Standard">
      <style:paragraph-properties fo:margin-top="0cm" fo:margin-bottom="0cm" loext:contextual-spacing="false" fo:line-height="100%" fo:text-align="justify" style:justify-single-word="false" style:writing-mode="lr-tb"/>
      <style:text-properties fo:font-variant="normal" fo:text-transform="none" fo:color="#222222" style:text-line-through-style="none" style:text-line-through-type="none" style:text-position="0% 100%" style:font-name="Palatino Linotype" fo:font-size="9pt" fo:letter-spacing="normal" fo:language="en" fo:country="US" fo:font-style="normal" style:text-underline-style="none" fo:font-weight="normal" officeooo:rsid="008cf359" officeooo:paragraph-rsid="000fd766" style:text-blinking="false" fo:background-color="transparent" style:font-name-asian="Palatino Linotype" style:font-size-asian="9pt" style:font-style-asian="normal" style:font-weight-asian="normal" style:font-size-complex="9pt" style:font-style-complex="normal"/>
    </style:style>
    <style:style style:name="P18" style:family="paragraph" style:parent-style-name="Standard">
      <style:paragraph-properties fo:margin-top="0cm" fo:margin-bottom="0cm" loext:contextual-spacing="false" fo:line-height="100%" fo:text-align="justify" style:justify-single-word="false" style:writing-mode="lr-tb"/>
      <style:text-properties fo:font-variant="normal" fo:text-transform="none" fo:color="#222222" style:text-line-through-style="none" style:text-line-through-type="none" style:text-position="0% 100%" style:font-name="Palatino Linotype" fo:font-size="9pt" fo:letter-spacing="normal" fo:language="en" fo:country="US" fo:font-style="normal" style:text-underline-style="none" fo:font-weight="normal" officeooo:rsid="008cf359" officeooo:paragraph-rsid="001397a2" style:text-blinking="false" fo:background-color="transparent" style:font-name-asian="Palatino Linotype" style:font-size-asian="9pt" style:font-style-asian="normal" style:font-weight-asian="normal" style:font-size-complex="9pt" style:font-style-complex="normal"/>
    </style:style>
    <style:style style:name="P19" style:family="paragraph" style:parent-style-name="Standard">
      <style:paragraph-properties fo:margin-left="0cm" fo:margin-right="0cm" fo:margin-top="0cm" fo:margin-bottom="0.247cm" loext:contextual-spacing="false" fo:line-height="120%" fo:text-indent="0cm" style:auto-text-indent="false"/>
      <style:text-properties style:font-name="AdvOT596495f2" fo:font-size="9pt"/>
    </style:style>
    <style:style style:name="P20" style:family="paragraph" style:parent-style-name="Standard">
      <style:paragraph-properties fo:margin-left="0.847cm" fo:margin-right="0cm" fo:margin-top="0cm" fo:margin-bottom="0.247cm" loext:contextual-spacing="false" fo:line-height="120%" fo:text-indent="-0.847cm" style:auto-text-indent="false"/>
      <style:text-properties style:font-name="AdvOT596495f2" fo:font-size="9pt"/>
    </style:style>
    <style:style style:name="T1" style:family="text">
      <style:text-properties fo:color="#000000"/>
    </style:style>
    <style:style style:name="T2" style:family="text">
      <style:text-properties fo:color="#000000" style:font-name="AdvOT596495f2"/>
    </style:style>
    <style:style style:name="T3" style:family="text">
      <style:text-properties fo:color="#231f20"/>
    </style:style>
    <style:style style:name="T4" style:family="text">
      <style:text-properties fo:color="#231f20" fo:font-style="italic" style:font-style-asian="italic"/>
    </style:style>
    <style:style style:name="T5" style:family="text">
      <style:text-properties fo:color="#231f20" style:text-position="super 58%" fo:font-style="italic" style:font-style-asian="italic"/>
    </style:style>
    <style:style style:name="T6" style:family="text">
      <style:text-properties fo:font-variant="normal" fo:text-transform="none" fo:color="#222222" style:text-line-through-style="none" style:text-line-through-type="none" style:text-position="0% 100%" fo:letter-spacing="normal" fo:language="en" fo:country="US" style:text-underline-style="none" officeooo:rsid="008cf359" style:text-blinking="false" fo:background-color="transparent" loext:char-shading-value="0" style:font-style-complex="normal"/>
    </style:style>
    <style:style style:name="T7" style:family="text">
      <style:text-properties fo:font-variant="normal" fo:text-transform="none" fo:color="#222222" style:text-line-through-style="none" style:text-line-through-type="none" style:text-position="0% 100%" fo:letter-spacing="normal" fo:language="en" fo:country="US" style:text-underline-style="none" officeooo:rsid="00c6dd53" style:text-blinking="false" fo:background-color="transparent" loext:char-shading-value="0" style:font-style-complex="normal"/>
    </style:style>
    <style:style style:name="T8" style:family="text">
      <style:text-properties fo:font-variant="normal" fo:text-transform="none" fo:color="#222222" style:text-line-through-style="none" style:text-line-through-type="none" style:text-position="0% 100%" fo:letter-spacing="normal" fo:language="en" fo:country="US" style:text-underline-style="none" officeooo:rsid="008cf359" style:text-blinking="false" style:font-style-complex="normal"/>
    </style:style>
    <style:style style:name="T9" style:family="text">
      <style:text-properties fo:font-variant="normal" fo:text-transform="none" fo:color="#231f20" style:text-line-through-style="none" style:text-line-through-type="none" style:text-position="0% 100%" fo:language="en" fo:country="US" style:text-underline-style="none" officeooo:rsid="008cf359" style:text-blinking="false" style:font-style-complex="normal"/>
    </style:style>
    <style:style style:name="T10" style:family="text">
      <style:text-properties fo:font-variant="normal" fo:text-transform="none" style:text-line-through-style="none" style:text-line-through-type="none" style:text-position="0% 100%" fo:language="en" fo:country="US" style:text-underline-style="none" officeooo:rsid="008cf359" style:text-blinking="false" fo:background-color="transparent" loext:char-shading-value="0" style:font-style-complex="normal"/>
    </style:style>
    <style:style style:name="T11" style:family="text">
      <style:text-properties fo:font-variant="normal" fo:text-transform="none" fo:color="#000000" style:text-line-through-style="none" style:text-line-through-type="none" style:font-name="AdvOT596495f2" fo:letter-spacing="normal" fo:language="en" fo:country="US" fo:font-style="normal" style:text-underline-style="none" fo:font-weight="normal" officeooo:rsid="008cf359" style:text-blinking="false" fo:background-color="transparent" loext:char-shading-value="0" style:font-name-asian="Palatino Linotype" style:font-size-asian="9pt" style:font-style-asian="normal" style:font-weight-asian="normal" style:font-size-complex="9pt" style:font-style-complex="normal"/>
    </style:style>
    <style:style style:name="T12" style:family="text">
      <style:text-properties fo:font-variant="normal" fo:text-transform="none" fo:color="#000000" style:text-line-through-style="none" style:text-line-through-type="none" style:font-name="AdvOT596495f2" fo:letter-spacing="normal" fo:language="en" fo:country="US" fo:font-style="normal" style:text-underline-style="none" fo:font-weight="normal" officeooo:rsid="000fd766" style:text-blinking="false" fo:background-color="transparent" loext:char-shading-value="0" style:font-name-asian="Palatino Linotype" style:font-size-asian="9pt" style:font-style-asian="normal" style:font-weight-asian="normal" style:font-size-complex="9pt" style:font-style-complex="normal"/>
    </style:style>
    <style:style style:name="T13" style:family="text">
      <style:text-properties fo:font-variant="normal" fo:text-transform="none" fo:color="#000000" style:text-line-through-style="none" style:text-line-through-type="none" style:font-name="AdvOT596495f2" fo:letter-spacing="normal" fo:language="en" fo:country="US" fo:font-style="normal" style:text-underline-style="none" fo:font-weight="normal" officeooo:rsid="001284fa" style:text-blinking="false" fo:background-color="transparent" loext:char-shading-value="0" style:font-name-asian="Palatino Linotype" style:font-size-asian="9pt" style:font-style-asian="normal" style:font-weight-asian="normal" style:font-size-complex="9pt" style:font-style-complex="normal"/>
    </style:style>
    <style:style style:name="T14" style:family="text">
      <style:text-properties fo:font-variant="normal" fo:text-transform="none" fo:color="#000000" style:text-line-through-style="none" style:text-line-through-type="none" style:font-name="AdvOT596495f2" fo:letter-spacing="normal" fo:language="en" fo:country="US" fo:font-style="italic" style:text-underline-style="none" fo:font-weight="normal" officeooo:rsid="001284fa" style:text-blinking="false" fo:background-color="transparent" loext:char-shading-value="0" style:font-name-asian="Palatino Linotype" style:font-size-asian="9pt" style:font-style-asian="normal" style:font-weight-asian="normal" style:font-size-complex="9pt" style:font-style-complex="normal"/>
    </style:style>
    <style:style style:name="T15" style:family="text">
      <style:text-properties fo:color="#222222"/>
    </style:style>
    <style:style style:name="T16" style:family="text">
      <style:text-properties fo:color="#222222" fo:letter-spacing="normal"/>
    </style:style>
    <style:style style:name="T17" style:family="text">
      <style:text-properties fo:letter-spacing="normal"/>
    </style:style>
    <style:style style:name="T18" style:family="text">
      <style:text-properties fo:font-style="italic" style:font-style-asian="italic"/>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6"/></text:p>
      <text:p text:style-name="P14"/>
      <text:p text:style-name="P11"><text:span text:style-name="T16">Carey M, Balijepalli C, Watling D. Extending the cell transmission model to multiple lanes and lane-changing[J]. Networks and <text:tab/>Spatial Economics, 2015, 15(3): 507-535.</text:span> </text:p>
      <text:p text:style-name="P11"><text:span text:style-name="T16">Cheng W, Gill G S, Sakrani T, et al. Modeling the endogeneity of lane-mean speeds and lane-speed deviations using a Bayesian<text:tab/>structural equations approach with spatial correlation[J]. Transportation Research Part A: Policy and Practice, 2018, 116: 220-<text:tab/>231.</text:span> </text:p>
      <text:p text:style-name="P11"><text:span text:style-name="T16">De Fabritiis C, Ragona R, Valenti G. </text:span><text:bookmark-start text:name="__DdeLink__3436_38981597301"/><text:span text:style-name="T16">Traffic estimation and prediction based on real time floating car data</text:span><text:bookmark-end text:name="__DdeLink__3436_38981597301"/><text:span text:style-name="T16">[C]//Intelligent <text:tab/>Transportation Systems, 2008. ITSC 2008. 11th International IEEE Conference on. IEEE, 2008: 197-203.</text:span> </text:p>
      <text:p text:style-name="P11"><text:span text:style-name="T16">Garber N J, Hoel L A. Traffic and highway engineering[M]. Cengage Learning, 2014.</text:span> </text:p>
      <text:p text:style-name="P16">Greenshields, B., 1935. A study of traffic capacity. Highway Res. Board Proceed. 14, 448–477.</text:p>
      <text:p text:style-name="P16"><text:span text:style-name="T16">Jamshidnejad A, De Schutter B. An iterative procedure for estimating the generalized average speed using microscopic point <text:tab/>measurements[C]//MT-ITS. 2015: 38-44.</text:span><text:span text:style-name="T1"> </text:span></text:p>
      <text:p text:style-name="P11"><text:span text:style-name="T16">Jamshidnejad A, De Schutter B. Estimation of the generalised average traffic speed based on microscopic measurements[J]. <text:tab/>Transportmetrica A: transport science, 2015, 11(6): 525-546.</text:span> </text:p>
      <text:p text:style-name="P11"><text:span text:style-name="T3">L. C. Edie, “Discussion of traffic stream measurements and definitions,” in </text:span><text:bookmark-start text:name="__DdeLink__24484_3898159730"/><text:span text:style-name="T4">Proceedings of the 2</text:span><text:span text:style-name="T5">nd </text:span><text:span text:style-name="T4">International Symposium on the Theory <text:tab/>of Traffic Flow</text:span><text:bookmark-end text:name="__DdeLink__24484_3898159730"/><text:span text:style-name="T3">, pp. 139–154, 1963.</text:span></text:p>
      <text:p text:style-name="P11"><text:span text:style-name="T16">Laval J A, Daganzo C F. Multi-lane hybrid traffic flow model: Quantifying the impacts of lane-changing maneuvers on traffic <text:tab/>flow[J]. 2004.</text:span> </text:p>
      <text:p text:style-name="P18">Lighthill, M., Whitham, G., 1955. On kinematic waves II. A theory of traffic flow on long crowded roads. Proc. Royal Society of <text:tab/>London, Part A 229 (1178), 317–345.</text:p>
      <text:p text:style-name="P13"><text:span text:style-name="T15">Ma X, Tao Z, Wang Y, et al. Long short-term memory neural network for traffic speed prediction using remote microwave sensor <text:tab/>data[J]. Transportation Research Part C: Emerging Technologies, 2015, 54: 187-197.</text:span> </text:p>
      <text:p text:style-name="P13"><text:span text:style-name="T15">Rakha H, Zhang W. Estimating traffic stream space mean speed and reliability from dual-and single-loop detectors[J]. <text:tab/>Transportation Research Record: Journal of the Transportation Research Board, 2005 (1925): 38-47.</text:span> </text:p>
      <text:p text:style-name="P16"><text:span text:style-name="T17">Shankar V, Mannering F. Modeling the endogeneity of lane-mean speeds and lane-speed deviations: a structural <text:tab/>equations <text:tab/>approach[J]. Transportation Research Part A: Policy and Practice, 1998, 32(5): 311-322.</text:span> </text:p>
      <text:p text:style-name="P11"><text:span text:style-name="T16">Vanajakshi L, Rilett L R. A comparison of the performance of artificial neural networks and support vector machines for the <text:tab/>prediction of traffic speed[C]//Intelligent Vehicles Symposium, 2004 IEEE. IEEE, 2004: 194-199.</text:span> </text:p>
      <text:p text:style-name="P2"><text:span text:style-name="T6">Washington S P, Karlaftis M G, Mannering F. Statistical and econometric methods for transportation data analysis[M]. Chapman <text:tab/>and Hall/CRC, 2010, </text:span><text:span text:style-name="T7">145-160.</text:span></text:p>
      <text:p text:style-name="P5"><text:span text:style-name="T1">Wardrop J G. </text:span><text:bookmark-start text:name="__DdeLink__24481_3898159730"/><text:span text:style-name="T1">Some theoretical aspects of road traffic research</text:span><text:bookmark-end text:name="__DdeLink__24481_3898159730"/><text:span text:style-name="T1">[C]//Inst Civil Engineers Proc London/UK/. 1952. </text:span></text:p>
      <text:p text:style-name="P2"><text:span text:style-name="T6">Ye Q, Szeto W Y, Wong S C. Short-term traffic speed forecasting based on data recorded at irregular intervals[J]. IEEE Transactions <text:tab/>on Intelligent Transportation Systems, 2012, 13(4): 1727-1737.</text:span><text:span text:style-name="T10"> </text:span></text:p>
      <text:p text:style-name="P18">Zellner, A., and H. Theil. 1962. Three-stage least squares: Simultaneous estimate of simultaneous equations. Econometrica 29: 54–78. </text:p>
      <text:p text:style-name="P18"><text:span text:style-name="T16"/></text:p>
      <text:p text:style-name="P10"><text:span text:style-name="T16">Carey M, Balijepalli C, Watling D. Extending the cell transmission model to multiple lanes and lane-changing[J]. Networks and <text:tab/>Spatial Economics, 2015, 15(3): 507-535.</text:span> </text:p>
      <text:p text:style-name="P10"><text:span text:style-name="T16">Cheng W, Gill G S, Sakrani T, et al. Modeling the endogeneity of lane-mean speeds and lane-speed deviations using a Bayesian<text:tab/>structural equations approach with spatial correlation[J]. Transportation Research Part A: Policy and Practice, 2018, 116: 220-<text:tab/>231.</text:span> </text:p>
      <text:p text:style-name="P10"><text:span text:style-name="T16">De Fabritiis C, Ragona R, Valenti G. </text:span><text:bookmark-start text:name="__DdeLink__3436_3898159730"/><text:span text:style-name="T16">Traffic estimation and prediction based on real time floating car data</text:span><text:bookmark-end text:name="__DdeLink__3436_3898159730"/><text:span text:style-name="T16">[C]//Intelligent <text:tab/>Transportation Systems, 2008. ITSC 2008. 11th International IEEE Conference on. IEEE, 2008: 197-203.</text:span> </text:p>
      <text:p text:style-name="P10"><text:span text:style-name="T16">Garber N J, Hoel L A. Traffic and highway engineering[M]. Cengage Learning, 2014.</text:span> </text:p>
      <text:p text:style-name="P15">Greenshields, B., 1935. <text:bookmark-start text:name="__DdeLink__13716_3898159730"/>A study of traffic capacity. Highway Res. Board Proceed.<text:bookmark-end text:name="__DdeLink__13716_3898159730"/> 14, 448–477.</text:p>
      <text:p text:style-name="P15"><text:span text:style-name="T16">Jamshidnejad A, De Schutter B. An iterative procedure for estimating the generalized average speed using microscopic point <text:tab/>measurements[C]//MT-ITS. 2015: 38-44.</text:span><text:span text:style-name="T1"> </text:span></text:p>
      <text:p text:style-name="P10"><text:span text:style-name="T16">Jamshidnejad A, De Schutter B. Estimation of the generalised average traffic speed based on microscopic measurements[J]. <text:tab/>Transportmetrica A: transport science, 2015, 11(6): 525-546.</text:span> </text:p>
      <text:p text:style-name="P10"><text:span text:style-name="T3">L. C. Edie, “Discussion of traffic stream measurements and definitions,” in </text:span><text:span text:style-name="T4">Proceedings of the 2</text:span><text:span text:style-name="T5">nd </text:span><text:span text:style-name="T4">International Symposium on the Theory <text:tab/>of Traffic Flow</text:span><text:span text:style-name="T3">, pp. 139–154, 1963.</text:span></text:p>
      <text:p text:style-name="P10"><text:span text:style-name="T16">Laval J A, Daganzo C F. Multi-lane hybrid traffic flow model: Quantifying the impacts of lane-changing maneuvers on traffic <text:tab/>flow[J]. 2004.</text:span> </text:p>
      <text:p text:style-name="P17">Lighthill, M., Whitham, G., 1955. On kinematic waves II. A theory of traffic flow on long crowded roads. Proc. Royal Society of <text:tab/>London, Part A 229 (1178), 317–345.</text:p>
      <text:p text:style-name="P12"><text:soft-page-break/><text:span text:style-name="T15">Ma X, Tao Z, Wang Y, et al. Long short-term memory neural network for traffic speed prediction using remote microwave sensor <text:tab/>data[J]. Transportation Research Part C: Emerging Technologies, 2015, 54: 187-197.</text:span> </text:p>
      <text:p text:style-name="P12"><text:span text:style-name="T15">Rakha H, Zhang W. Estimating traffic stream space mean speed and reliability from dual-and single-loop detectors[J]. <text:tab/>Transportation Research Record: Journal of the Transportation Research Board, 2005 (1925): 38-47.</text:span> </text:p>
      <text:p text:style-name="P15"><text:span text:style-name="T17">Shankar V, Mannering F. Modeling the endogeneity of lane-mean speeds and lane-speed deviations: a structural <text:tab/>equations <text:tab/>approach[J]. Transportation Research Part A: Policy and Practice, 1998, 32(5): 311-322.</text:span> </text:p>
      <text:p text:style-name="P10"><text:span text:style-name="T16">Vanajakshi L, Rilett L R. A comparison of the performance of artificial neural networks and support vector machines for the <text:tab/>prediction of traffic speed[C]//Intelligent Vehicles Symposium, 2004 IEEE. IEEE, 2004: 194-199.</text:span> </text:p>
      <text:p text:style-name="P3"><text:span text:style-name="T8">Washington S P, Karlaftis M G, Mannering F. Statistical and econometric methods for transportation data analysis[M]. Chapman <text:tab/>and Hall/CRC, 2010.</text:span><text:span text:style-name="T9"> </text:span></text:p>
      <text:p text:style-name="P4"><text:span text:style-name="T1">Wardrop J G. Some theoretical aspects of road traffic research[C]//Inst Civil Engineers Proc London/UK/. 1952. </text:span></text:p>
      <text:p text:style-name="P1"><text:span text:style-name="T6">Ye Q, Szeto W Y, Wong S C. Short-term traffic speed forecasting based on data recorded at irregular intervals[J]. IEEE Transactions <text:tab/>on Intelligent Transportation Systems, 2012, 13(4): 1727-1737.</text:span><text:span text:style-name="T10"> </text:span></text:p>
      <text:p text:style-name="P7"><text:span text:style-name="T2">Zellner, A., and H. Theil. 1962. Three-stage least squares: Simultaneous estimate of simultaneous equations. Econometrica 29: 54–78. </text:span></text:p>
      <text:p text:style-name="P6"><text:span text:style-name="T2">sdsadhias</text:span><text:reference-mark-start text:name="ADDIN CSL_CITATION {&quot;schema&quot;: &quot;https://github.com/citation-style-language/schema/raw/master/csl-citation.json&quot;, &quot;citationItems&quot;: [{&quot;id&quot;: &quot;ITEM-1&quot;, &quot;itemData&quot;: {&quot;ISSN&quot;: &quot;09658564&quot;, &quot;ISBN&quot;: &quot;0965-8564&quot;, &quot;author&quot;: [{&quot;parse-names&quot;: false, &quot;given&quot;: &quot;Wen&quot;, &quot;suffix&quot;: &quot;&quot;, &quot;non-dropping-particle&quot;: &quot;&quot;, &quot;family&quot;: &quot;Cheng&quot;, &quot;dropping-particle&quot;: &quot;&quot;}, {&quot;parse-names&quot;: false, &quot;given&quot;: &quot;Gurdiljot Singh&quot;, &quot;suffix&quot;: &quot;&quot;, &quot;non-dropping-particle&quot;: &quot;&quot;, &quot;family&quot;: &quot;Gill&quot;, &quot;dropping-particle&quot;: &quot;&quot;}, {&quot;parse-names&quot;: false, &quot;given&quot;: &quot;Taha&quot;, &quot;suffix&quot;: &quot;&quot;, &quot;non-dropping-particle&quot;: &quot;&quot;, &quot;family&quot;: &quot;Sakrani&quot;, &quot;dropping-particle&quot;: &quot;&quot;}, {&quot;parse-names&quot;: false, &quot;given&quot;: &quot;Dennis&quot;, &quot;suffix&quot;: &quot;&quot;, &quot;non-dropping-particle&quot;: &quot;&quot;, &quot;family&quot;: &quot;Ralls&quot;, &quot;dropping-particle&quot;: &quot;&quot;}, {&quot;parse-names&quot;: false, &quot;given&quot;: &quot;Xudong&quot;, &quot;suffix&quot;: &quot;&quot;, &quot;non-dropping-particle&quot;: &quot;&quot;, &quot;family&quot;: &quot;Jia&quot;, &quot;dropping-particle&quot;: &quot;&quot;}], &quot;id&quot;: &quot;ITEM-1&quot;, &quot;abstract&quot;: &quot;This study focused on the development of speed prediction models for a multilane highway which incorporate the potential endogenous relationship between adjacent lane speeds and speed deviations while considering geometric design, traffic flow, and other variables in the model specification and accounting for the correlation structures due to multilevel nature of data. The Full Bayesian framework was employed to build the hierarchical models which accounted for three correlation structures at multiple levels: the correlation between speeds of adjoining lanes due to multivariate nature; spatially structured correlations between the adjacent segments, and spatially unstructured correlations among segments. The model estimates which influence the lane-mean speed indicated the directional variation of exogenous factors. For the westbound traffic, the afternoon and night hours were observed to be influential while eastbound traffic was more sensitive to the morning period. The segment length revealed a lane-varying correlation where longer segments influenced a speed reduction for the three lanes closer to the median while the speed in outermost lane exhibited a reverse trend as it increased with longer segments. Both models, with mean speed and speed deviations, demonstrated the significant presence of endogeneity due to mean speeds and speed deviations of adjacent lanes, respectively. This study also assessed the accuracy of predicted mean speed and speed deviations by calculating the measures of discrepancy between the observed and model predicted speeds. The Bayesian residuals, which incorporated the normal, multivariate, and spatial correlation structures, exhibited significant superiority at the prediction accuracy than the Normal ones. This discrepancy in prediction performance reflected the impact of consideration or exclusion of random effects.&quot;, &quot;type&quot;: &quot;article-journal&quot;, &quot;publisher&quot;: &quot;Elsevier&quot;, &quot;volume&quot;: &quot;116&quot;, &quot;issued&quot;: {&quot;date-parts&quot;: [[&quot;2018&quot;]]}, &quot;container-title&quot;: &quot;Transportation Research Part A: Policy and Practice&quot;, &quot;DOI&quot;: &quot;10.1016/j.tra.2018.06.014&quot;, &quot;issue&quot;: &quot;March&quot;, &quot;title&quot;: &quot;Modeling the endogeneity of lane-mean speeds and lane-speed deviations using a Bayesian structural equations approach with spatial correlation&quot;, &quot;page&quot;: &quot;220-231&quot;}, &quot;uris&quot;: [&quot;http://www.mendeley.com/documents/?uuid=ff83fbc5-7a57-4362-b02e-7286be057918&quot;]}], &quot;mendeley&quot;: {&quot;previouslyFormattedCitation&quot;: &quot;(Cheng, Gill, Sakrani, Ralls, &amp; Jia, 2018)&quot;, &quot;plainTextFormattedCitation&quot;: &quot;(Cheng, Gill, Sakrani, Ralls, &amp; Jia, 2018)&quot;, &quot;formattedCitation&quot;: &quot;(Cheng, Gill, Sakrani, Ralls, &amp; Jia, 2018)&quot;}, &quot;properties&quot;: {&quot;noteIndex&quot;: 0}} RNDPJC7TmD01b"/><text:span text:style-name="T2">(Cheng, Gill, Sakrani, Ralls, &amp; Jia, 2018)</text:span><text:reference-mark-end text:name="ADDIN CSL_CITATION {&quot;schema&quot;: &quot;https://github.com/citation-style-language/schema/raw/master/csl-citation.json&quot;, &quot;citationItems&quot;: [{&quot;id&quot;: &quot;ITEM-1&quot;, &quot;itemData&quot;: {&quot;ISSN&quot;: &quot;09658564&quot;, &quot;ISBN&quot;: &quot;0965-8564&quot;, &quot;author&quot;: [{&quot;parse-names&quot;: false, &quot;given&quot;: &quot;Wen&quot;, &quot;suffix&quot;: &quot;&quot;, &quot;non-dropping-particle&quot;: &quot;&quot;, &quot;family&quot;: &quot;Cheng&quot;, &quot;dropping-particle&quot;: &quot;&quot;}, {&quot;parse-names&quot;: false, &quot;given&quot;: &quot;Gurdiljot Singh&quot;, &quot;suffix&quot;: &quot;&quot;, &quot;non-dropping-particle&quot;: &quot;&quot;, &quot;family&quot;: &quot;Gill&quot;, &quot;dropping-particle&quot;: &quot;&quot;}, {&quot;parse-names&quot;: false, &quot;given&quot;: &quot;Taha&quot;, &quot;suffix&quot;: &quot;&quot;, &quot;non-dropping-particle&quot;: &quot;&quot;, &quot;family&quot;: &quot;Sakrani&quot;, &quot;dropping-particle&quot;: &quot;&quot;}, {&quot;parse-names&quot;: false, &quot;given&quot;: &quot;Dennis&quot;, &quot;suffix&quot;: &quot;&quot;, &quot;non-dropping-particle&quot;: &quot;&quot;, &quot;family&quot;: &quot;Ralls&quot;, &quot;dropping-particle&quot;: &quot;&quot;}, {&quot;parse-names&quot;: false, &quot;given&quot;: &quot;Xudong&quot;, &quot;suffix&quot;: &quot;&quot;, &quot;non-dropping-particle&quot;: &quot;&quot;, &quot;family&quot;: &quot;Jia&quot;, &quot;dropping-particle&quot;: &quot;&quot;}], &quot;id&quot;: &quot;ITEM-1&quot;, &quot;abstract&quot;: &quot;This study focused on the development of speed prediction models for a multilane highway which incorporate the potential endogenous relationship between adjacent lane speeds and speed deviations while considering geometric design, traffic flow, and other variables in the model specification and accounting for the correlation structures due to multilevel nature of data. The Full Bayesian framework was employed to build the hierarchical models which accounted for three correlation structures at multiple levels: the correlation between speeds of adjoining lanes due to multivariate nature; spatially structured correlations between the adjacent segments, and spatially unstructured correlations among segments. The model estimates which influence the lane-mean speed indicated the directional variation of exogenous factors. For the westbound traffic, the afternoon and night hours were observed to be influential while eastbound traffic was more sensitive to the morning period. The segment length revealed a lane-varying correlation where longer segments influenced a speed reduction for the three lanes closer to the median while the speed in outermost lane exhibited a reverse trend as it increased with longer segments. Both models, with mean speed and speed deviations, demonstrated the significant presence of endogeneity due to mean speeds and speed deviations of adjacent lanes, respectively. This study also assessed the accuracy of predicted mean speed and speed deviations by calculating the measures of discrepancy between the observed and model predicted speeds. The Bayesian residuals, which incorporated the normal, multivariate, and spatial correlation structures, exhibited significant superiority at the prediction accuracy than the Normal ones. This discrepancy in prediction performance reflected the impact of consideration or exclusion of random effects.&quot;, &quot;type&quot;: &quot;article-journal&quot;, &quot;publisher&quot;: &quot;Elsevier&quot;, &quot;volume&quot;: &quot;116&quot;, &quot;issued&quot;: {&quot;date-parts&quot;: [[&quot;2018&quot;]]}, &quot;container-title&quot;: &quot;Transportation Research Part A: Policy and Practice&quot;, &quot;DOI&quot;: &quot;10.1016/j.tra.2018.06.014&quot;, &quot;issue&quot;: &quot;March&quot;, &quot;title&quot;: &quot;Modeling the endogeneity of lane-mean speeds and lane-speed deviations using a Bayesian structural equations approach with spatial correlation&quot;, &quot;page&quot;: &quot;220-231&quot;}, &quot;uris&quot;: [&quot;http://www.mendeley.com/documents/?uuid=ff83fbc5-7a57-4362-b02e-7286be057918&quot;]}], &quot;mendeley&quot;: {&quot;previouslyFormattedCitation&quot;: &quot;(Cheng, Gill, Sakrani, Ralls, &amp; Jia, 2018)&quot;, &quot;plainTextFormattedCitation&quot;: &quot;(Cheng, Gill, Sakrani, Ralls, &amp; Jia, 2018)&quot;, &quot;formattedCitation&quot;: &quot;(Cheng, Gill, Sakrani, Ralls, &amp; Jia, 2018)&quot;}, &quot;properties&quot;: {&quot;noteIndex&quot;: 0}} RNDPJC7TmD01b"/><text:span text:style-name="T2">⁠</text:span></text:p>
      <text:p text:style-name="P9"><text:reference-mark-start text:name="ADDIN CSL_CITATION {&quot;schema&quot;: &quot;https://github.com/citation-style-language/schema/raw/master/csl-citation.json&quot;, &quot;citationItems&quot;: [{&quot;id&quot;: &quot;ITEM-1&quot;, &quot;itemData&quot;: {&quot;ISSN&quot;: &quot;15729427&quot;, &quot;ISBN&quot;: &quot;2951740867&quot;, &quot;id&quot;: &quot;ITEM-1&quot;, &quot;abstract&quot;: &quot;\u00a9 2013, Springer Science+Business Media New York. Macroscopic or flow-based dynamic traffic assignment (DTA) models normally treat traffic in each direction on a roadway as a single lane and, since they do not consider multiple lanes, they can not consider lane-changing behaviour. To investigate how the results may be affected by explicitly considering lanes and lane changing, we consider a road link that consists of two adjacent homogeneous lanes. We assume that traffic entering each lane already knows in which lane it wishes to exit at the end of the link, whether it wishes to exit in the same lane or in the other lane. We model the traffic flows in each lane using a cell transmission model but adapt it to allow for traffic moving from cells in one lane to cells in the other lane. The CTM is used because it handles the modelling of queues and their spillback in an intuitive and widely accepted manner, and our extensions of it allow congestion in one lane to spill back into adjacent lanes. In particular, we investigate how lane-changing and congestion are affected by varying the assumptions concerning two key behavioural parameters, namely the locations at which drivers wish to change lanes and the vehicle spacing needed for lane changing (gap acceptance) as compared to the spacing needed when staying in the same lane (car following). We conclude that there are many situations where modelling a link as a single lane will give a poor approximation to the underlying multi-lane behaviour, or be unable to capture issues of interest, and for those situations multi-lane modelling is appropriate.&quot;, &quot;type&quot;: &quot;article-journal&quot;, &quot;issue&quot;: &quot;3&quot;, &quot;volume&quot;: &quot;15&quot;, &quot;issued&quot;: {&quot;date-parts&quot;: [[&quot;2015&quot;]]}, &quot;container-title&quot;: &quot;Networks and Spatial Economics&quot;, &quot;DOI&quot;: &quot;10.1007/s11067-013-9193-7&quot;, &quot;author&quot;: [{&quot;parse-names&quot;: false, &quot;given&quot;: &quot;Malachy&quot;, &quot;suffix&quot;: &quot;&quot;, &quot;non-dropping-particle&quot;: &quot;&quot;, &quot;family&quot;: &quot;Carey&quot;, &quot;dropping-particle&quot;: &quot;&quot;}, {&quot;parse-names&quot;: false, &quot;given&quot;: &quot;Chandra&quot;, &quot;suffix&quot;: &quot;&quot;, &quot;non-dropping-particle&quot;: &quot;&quot;, &quot;family&quot;: &quot;Balijepalli&quot;, &quot;dropping-particle&quot;: &quot;&quot;}, {&quot;parse-names&quot;: false, &quot;given&quot;: &quot;David&quot;, &quot;suffix&quot;: &quot;&quot;, &quot;non-dropping-particle&quot;: &quot;&quot;, &quot;family&quot;: &quot;Watling&quot;, &quot;dropping-particle&quot;: &quot;&quot;}], &quot;title&quot;: &quot;Extending the Cell Transmission Model to Multiple Lanes and Lane-Changing&quot;, &quot;page&quot;: &quot;507-535&quot;}, &quot;uris&quot;: [&quot;http://www.mendeley.com/documents/?uuid=fedd29eb-64ea-4fbf-8cac-64bcee7da969&quot;]}], &quot;mendeley&quot;: {&quot;previouslyFormattedCitation&quot;: &quot;(Carey, Balijepalli, &amp; Watling, 2015)&quot;, &quot;plainTextFormattedCitation&quot;: &quot;(Carey, Balijepalli, &amp; Watling, 2015)&quot;, &quot;formattedCitation&quot;: &quot;(Carey, Balijepalli, &amp; Watling, 2015)&quot;}, &quot;properties&quot;: {&quot;noteIndex&quot;: 0}} RNDXdgMpDBWvL"/><text:span text:style-name="T11">(Carey, Balijepalli, &amp; Watling, 2015)</text:span><text:reference-mark-end text:name="ADDIN CSL_CITATION {&quot;schema&quot;: &quot;https://github.com/citation-style-language/schema/raw/master/csl-citation.json&quot;, &quot;citationItems&quot;: [{&quot;id&quot;: &quot;ITEM-1&quot;, &quot;itemData&quot;: {&quot;ISSN&quot;: &quot;15729427&quot;, &quot;ISBN&quot;: &quot;2951740867&quot;, &quot;id&quot;: &quot;ITEM-1&quot;, &quot;abstract&quot;: &quot;\u00a9 2013, Springer Science+Business Media New York. Macroscopic or flow-based dynamic traffic assignment (DTA) models normally treat traffic in each direction on a roadway as a single lane and, since they do not consider multiple lanes, they can not consider lane-changing behaviour. To investigate how the results may be affected by explicitly considering lanes and lane changing, we consider a road link that consists of two adjacent homogeneous lanes. We assume that traffic entering each lane already knows in which lane it wishes to exit at the end of the link, whether it wishes to exit in the same lane or in the other lane. We model the traffic flows in each lane using a cell transmission model but adapt it to allow for traffic moving from cells in one lane to cells in the other lane. The CTM is used because it handles the modelling of queues and their spillback in an intuitive and widely accepted manner, and our extensions of it allow congestion in one lane to spill back into adjacent lanes. In particular, we investigate how lane-changing and congestion are affected by varying the assumptions concerning two key behavioural parameters, namely the locations at which drivers wish to change lanes and the vehicle spacing needed for lane changing (gap acceptance) as compared to the spacing needed when staying in the same lane (car following). We conclude that there are many situations where modelling a link as a single lane will give a poor approximation to the underlying multi-lane behaviour, or be unable to capture issues of interest, and for those situations multi-lane modelling is appropriate.&quot;, &quot;type&quot;: &quot;article-journal&quot;, &quot;issue&quot;: &quot;3&quot;, &quot;volume&quot;: &quot;15&quot;, &quot;issued&quot;: {&quot;date-parts&quot;: [[&quot;2015&quot;]]}, &quot;container-title&quot;: &quot;Networks and Spatial Economics&quot;, &quot;DOI&quot;: &quot;10.1007/s11067-013-9193-7&quot;, &quot;author&quot;: [{&quot;parse-names&quot;: false, &quot;given&quot;: &quot;Malachy&quot;, &quot;suffix&quot;: &quot;&quot;, &quot;non-dropping-particle&quot;: &quot;&quot;, &quot;family&quot;: &quot;Carey&quot;, &quot;dropping-particle&quot;: &quot;&quot;}, {&quot;parse-names&quot;: false, &quot;given&quot;: &quot;Chandra&quot;, &quot;suffix&quot;: &quot;&quot;, &quot;non-dropping-particle&quot;: &quot;&quot;, &quot;family&quot;: &quot;Balijepalli&quot;, &quot;dropping-particle&quot;: &quot;&quot;}, {&quot;parse-names&quot;: false, &quot;given&quot;: &quot;David&quot;, &quot;suffix&quot;: &quot;&quot;, &quot;non-dropping-particle&quot;: &quot;&quot;, &quot;family&quot;: &quot;Watling&quot;, &quot;dropping-particle&quot;: &quot;&quot;}], &quot;title&quot;: &quot;Extending the Cell Transmission Model to Multiple Lanes and Lane-Changing&quot;, &quot;page&quot;: &quot;507-535&quot;}, &quot;uris&quot;: [&quot;http://www.mendeley.com/documents/?uuid=fedd29eb-64ea-4fbf-8cac-64bcee7da969&quot;]}], &quot;mendeley&quot;: {&quot;previouslyFormattedCitation&quot;: &quot;(Carey, Balijepalli, &amp; Watling, 2015)&quot;, &quot;plainTextFormattedCitation&quot;: &quot;(Carey, Balijepalli, &amp; Watling, 2015)&quot;, &quot;formattedCitation&quot;: &quot;(Carey, Balijepalli, &amp; Watling, 2015)&quot;}, &quot;properties&quot;: {&quot;noteIndex&quot;: 0}} RNDXdgMpDBWvL"/></text:p>
      <text:p text:style-name="P9"><text:span text:style-name="T13"><text:s/></text:span><text:reference-mark-start text:name="ADDIN CSL_CITATION {&quot;schema&quot;: &quot;https://github.com/citation-style-language/schema/raw/master/csl-citation.json&quot;, &quot;citationItems&quot;: [{&quot;id&quot;: &quot;ITEM-1&quot;, &quot;itemData&quot;: {&quot;ISSN&quot;: &quot;00031224&quot;, &quot;ISBN&quot;: &quot;978-1-4244-2111-4&quot;, &quot;id&quot;: &quot;ITEM-1&quot;, &quot;abstract&quot;: &quot;The knowledge of the actual current state of the road traffic and its short-term evolution for the entire road network is a basic component of ATIS (Advanced Traveler Information Systems) and ATMS (Advanced Traffic Management System) applications. In this view the use of real-time Floating-Car Data (FCD), based on traces of GPS positions, is emerging as a reliable and cost-effective way to gather accurate travel times/speeds in a road network and to improve short-term predictions of travel conditions. The purpose of this paper is to present a large-scale working application of FCD-system, developed and operated by OCTOTelematics, delivering real-time traffic speed information throughout the Italian motorway network and along some important arterial streets located in major Italian metropolitan areas. Traffic speed estimates are deduced at an interval of 3 minutes from GPS traces transmitted in real-time from a large number (and still growing) of privately owned cars (about 600.000) equipped with a specific device covering a range of insurance-related applications. This paper also proposes two algorithms, respectively based on Artificial Neural Networks and Pattern-Matching, designed to on-line perform short-term (15 to 30 minutes) predictions of link travel speeds by using current and near-past link average speeds estimated by the OCTOTelematics FCD system. The Rome ring road (GRA-Grande Raccordo Anulare) was used for testing the feasibility of the two algorithms. Testing results showed that the proposed approaches for short-term predictions are very promising and effective.&quot;, &quot;type&quot;: &quot;article-journal&quot;, &quot;publisher&quot;: &quot;IEEE&quot;, &quot;PMID&quot;: &quot;11162575&quot;, &quot;issued&quot;: {&quot;date-parts&quot;: [[&quot;2008&quot;]]}, &quot;container-title&quot;: &quot;IEEE Conference on Intelligent Transportation Systems, Proceedings, ITSC&quot;, &quot;DOI&quot;: &quot;10.1109/ITSC.2008.4732534&quot;, &quot;author&quot;: [{&quot;parse-names&quot;: false, &quot;given&quot;: &quot;Corrado&quot;, &quot;suffix&quot;: &quot;&quot;, &quot;non-dropping-particle&quot;: &quot;De&quot;, &quot;family&quot;: &quot;Fabritiis&quot;, &quot;dropping-particle&quot;: &quot;&quot;}, {&quot;parse-names&quot;: false, &quot;given&quot;: &quot;Roberto&quot;, &quot;suffix&quot;: &quot;&quot;, &quot;non-dropping-particle&quot;: &quot;&quot;, &quot;family&quot;: &quot;Ragona&quot;, &quot;dropping-particle&quot;: &quot;&quot;}, {&quot;parse-names&quot;: false, &quot;given&quot;: &quot;Gaetano&quot;, &quot;suffix&quot;: &quot;&quot;, &quot;non-dropping-particle&quot;: &quot;&quot;, &quot;family&quot;: &quot;Valenti&quot;, &quot;dropping-particle&quot;: &quot;&quot;}], &quot;title&quot;: &quot;Traffic estimation and prediction based on real time floating car data&quot;, &quot;page&quot;: &quot;197-203&quot;}, &quot;uris&quot;: [&quot;http://www.mendeley.com/documents/?uuid=6524cbb4-517d-4266-9768-a2816168870b&quot;]}], &quot;mendeley&quot;: {&quot;previouslyFormattedCitation&quot;: &quot;(De Fabritiis, Ragona, &amp; Valenti, 2008)&quot;, &quot;plainTextFormattedCitation&quot;: &quot;(De Fabritiis, Ragona, &amp; Valenti, 2008)&quot;, &quot;formattedCitation&quot;: &quot;(De Fabritiis, Ragona, &amp; Valenti, 2008)&quot;}, &quot;properties&quot;: {&quot;noteIndex&quot;: 0}} RNDZSsbawHRTA"/><text:span text:style-name="T13">(De Fabritiis, Ragona, &amp; Valenti, 2008)</text:span><text:reference-mark-end text:name="ADDIN CSL_CITATION {&quot;schema&quot;: &quot;https://github.com/citation-style-language/schema/raw/master/csl-citation.json&quot;, &quot;citationItems&quot;: [{&quot;id&quot;: &quot;ITEM-1&quot;, &quot;itemData&quot;: {&quot;ISSN&quot;: &quot;00031224&quot;, &quot;ISBN&quot;: &quot;978-1-4244-2111-4&quot;, &quot;id&quot;: &quot;ITEM-1&quot;, &quot;abstract&quot;: &quot;The knowledge of the actual current state of the road traffic and its short-term evolution for the entire road network is a basic component of ATIS (Advanced Traveler Information Systems) and ATMS (Advanced Traffic Management System) applications. In this view the use of real-time Floating-Car Data (FCD), based on traces of GPS positions, is emerging as a reliable and cost-effective way to gather accurate travel times/speeds in a road network and to improve short-term predictions of travel conditions. The purpose of this paper is to present a large-scale working application of FCD-system, developed and operated by OCTOTelematics, delivering real-time traffic speed information throughout the Italian motorway network and along some important arterial streets located in major Italian metropolitan areas. Traffic speed estimates are deduced at an interval of 3 minutes from GPS traces transmitted in real-time from a large number (and still growing) of privately owned cars (about 600.000) equipped with a specific device covering a range of insurance-related applications. This paper also proposes two algorithms, respectively based on Artificial Neural Networks and Pattern-Matching, designed to on-line perform short-term (15 to 30 minutes) predictions of link travel speeds by using current and near-past link average speeds estimated by the OCTOTelematics FCD system. The Rome ring road (GRA-Grande Raccordo Anulare) was used for testing the feasibility of the two algorithms. Testing results showed that the proposed approaches for short-term predictions are very promising and effective.&quot;, &quot;type&quot;: &quot;article-journal&quot;, &quot;publisher&quot;: &quot;IEEE&quot;, &quot;PMID&quot;: &quot;11162575&quot;, &quot;issued&quot;: {&quot;date-parts&quot;: [[&quot;2008&quot;]]}, &quot;container-title&quot;: &quot;IEEE Conference on Intelligent Transportation Systems, Proceedings, ITSC&quot;, &quot;DOI&quot;: &quot;10.1109/ITSC.2008.4732534&quot;, &quot;author&quot;: [{&quot;parse-names&quot;: false, &quot;given&quot;: &quot;Corrado&quot;, &quot;suffix&quot;: &quot;&quot;, &quot;non-dropping-particle&quot;: &quot;De&quot;, &quot;family&quot;: &quot;Fabritiis&quot;, &quot;dropping-particle&quot;: &quot;&quot;}, {&quot;parse-names&quot;: false, &quot;given&quot;: &quot;Roberto&quot;, &quot;suffix&quot;: &quot;&quot;, &quot;non-dropping-particle&quot;: &quot;&quot;, &quot;family&quot;: &quot;Ragona&quot;, &quot;dropping-particle&quot;: &quot;&quot;}, {&quot;parse-names&quot;: false, &quot;given&quot;: &quot;Gaetano&quot;, &quot;suffix&quot;: &quot;&quot;, &quot;non-dropping-particle&quot;: &quot;&quot;, &quot;family&quot;: &quot;Valenti&quot;, &quot;dropping-particle&quot;: &quot;&quot;}], &quot;title&quot;: &quot;Traffic estimation and prediction based on real time floating car data&quot;, &quot;page&quot;: &quot;197-203&quot;}, &quot;uris&quot;: [&quot;http://www.mendeley.com/documents/?uuid=6524cbb4-517d-4266-9768-a2816168870b&quot;]}], &quot;mendeley&quot;: {&quot;previouslyFormattedCitation&quot;: &quot;(De Fabritiis, Ragona, &amp; Valenti, 2008)&quot;, &quot;plainTextFormattedCitation&quot;: &quot;(De Fabritiis, Ragona, &amp; Valenti, 2008)&quot;, &quot;formattedCitation&quot;: &quot;(De Fabritiis, Ragona, &amp; Valenti, 2008)&quot;}, &quot;properties&quot;: {&quot;noteIndex&quot;: 0}} RNDZSsbawHRTA"/></text:p>
      <text:p text:style-name="P9"><text:reference-mark-start text:name="ADDIN CSL_CITATION {&quot;schema&quot;: &quot;https://github.com/citation-style-language/schema/raw/master/csl-citation.json&quot;, &quot;citationItems&quot;: [{&quot;id&quot;: &quot;ITEM-1&quot;, &quot;itemData&quot;: {&quot;ISSN&quot;: &quot;0361-1981&quot;, &quot;ISBN&quot;: &quot;9780495082507&quot;, &quot;issued&quot;: {&quot;date-parts&quot;: [[&quot;2002&quot;]]}, &quot;id&quot;: &quot;ITEM-1&quot;, &quot;abstract&quot;: &quot;Focuses on giving students insight into all facets of traffic and highway engineering. This text uses pedagogical tools such as worked problems, diagrams and tables, reference material, and realistic examples to demonstrate how the material is applied.&quot;, &quot;container-title&quot;: &quot;Bill Stenquist&quot;, &quot;type&quot;: &quot;book&quot;, &quot;DOI&quot;: &quot;10.1061/(ASCE)HY.1943-7900.0000746.&quot;, &quot;author&quot;: [{&quot;parse-names&quot;: false, &quot;given&quot;: &quot;Nicholas J&quot;, &quot;suffix&quot;: &quot;&quot;, &quot;non-dropping-particle&quot;: &quot;&quot;, &quot;family&quot;: &quot;Garber&quot;, &quot;dropping-particle&quot;: &quot;&quot;}, {&quot;parse-names&quot;: false, &quot;given&quot;: &quot;Lester a&quot;, &quot;suffix&quot;: &quot;&quot;, &quot;non-dropping-particle&quot;: &quot;&quot;, &quot;family&quot;: &quot;Hoel&quot;, &quot;dropping-particle&quot;: &quot;&quot;}], &quot;title&quot;: &quot;Traffic and highway engineering&quot;, &quot;PMID&quot;: &quot;12118499&quot;}, &quot;uris&quot;: [&quot;http://www.mendeley.com/documents/?uuid=a9f37950-76fc-456d-961b-a68446d1b248&quot;]}], &quot;mendeley&quot;: {&quot;previouslyFormattedCitation&quot;: &quot;(Garber &amp; Hoel, 2002)&quot;, &quot;plainTextFormattedCitation&quot;: &quot;(Garber &amp; Hoel, 2002)&quot;, &quot;formattedCitation&quot;: &quot;(Garber &amp; Hoel, 2002)&quot;}, &quot;properties&quot;: {&quot;noteIndex&quot;: 0}} RND1xnRzPcSgF"/><text:span text:style-name="T13">(Garber &amp; Hoel, 2002)</text:span><text:reference-mark-end text:name="ADDIN CSL_CITATION {&quot;schema&quot;: &quot;https://github.com/citation-style-language/schema/raw/master/csl-citation.json&quot;, &quot;citationItems&quot;: [{&quot;id&quot;: &quot;ITEM-1&quot;, &quot;itemData&quot;: {&quot;ISSN&quot;: &quot;0361-1981&quot;, &quot;ISBN&quot;: &quot;9780495082507&quot;, &quot;issued&quot;: {&quot;date-parts&quot;: [[&quot;2002&quot;]]}, &quot;id&quot;: &quot;ITEM-1&quot;, &quot;abstract&quot;: &quot;Focuses on giving students insight into all facets of traffic and highway engineering. This text uses pedagogical tools such as worked problems, diagrams and tables, reference material, and realistic examples to demonstrate how the material is applied.&quot;, &quot;container-title&quot;: &quot;Bill Stenquist&quot;, &quot;type&quot;: &quot;book&quot;, &quot;DOI&quot;: &quot;10.1061/(ASCE)HY.1943-7900.0000746.&quot;, &quot;author&quot;: [{&quot;parse-names&quot;: false, &quot;given&quot;: &quot;Nicholas J&quot;, &quot;suffix&quot;: &quot;&quot;, &quot;non-dropping-particle&quot;: &quot;&quot;, &quot;family&quot;: &quot;Garber&quot;, &quot;dropping-particle&quot;: &quot;&quot;}, {&quot;parse-names&quot;: false, &quot;given&quot;: &quot;Lester a&quot;, &quot;suffix&quot;: &quot;&quot;, &quot;non-dropping-particle&quot;: &quot;&quot;, &quot;family&quot;: &quot;Hoel&quot;, &quot;dropping-particle&quot;: &quot;&quot;}], &quot;title&quot;: &quot;Traffic and highway engineering&quot;, &quot;PMID&quot;: &quot;12118499&quot;}, &quot;uris&quot;: [&quot;http://www.mendeley.com/documents/?uuid=a9f37950-76fc-456d-961b-a68446d1b248&quot;]}], &quot;mendeley&quot;: {&quot;previouslyFormattedCitation&quot;: &quot;(Garber &amp; Hoel, 2002)&quot;, &quot;plainTextFormattedCitation&quot;: &quot;(Garber &amp; Hoel, 2002)&quot;, &quot;formattedCitation&quot;: &quot;(Garber &amp; Hoel, 2002)&quot;}, &quot;properties&quot;: {&quot;noteIndex&quot;: 0}} RND1xnRzPcSgF"/></text:p>
      <text:p text:style-name="P9"><text:reference-mark-start text:name="ADDIN CSL_CITATION {&quot;schema&quot;: &quot;https://github.com/citation-style-language/schema/raw/master/csl-citation.json&quot;, &quot;citationItems&quot;: [{&quot;id&quot;: &quot;ITEM-1&quot;, &quot;itemData&quot;: {&quot;ISSN&quot;: &quot;0096-1027&quot;, &quot;ISBN&quot;: &quot;0096-1027&quot;, &quot;issued&quot;: {&quot;date-parts&quot;: [[&quot;1935&quot;]]}, &quot;id&quot;: &quot;ITEM-1&quot;, &quot;abstract&quot;: &quot;The report presents the results of a traffic capacity study started in June 1934 by the traffic bureau of the Ohio State Highway Department. The work has been conducted under the supervision H. E. Neal, Traffic Engineer in charge of the Traffic Bureau, and J. J. Darnall, Supt. of Traffic Surveys. The data were collected by the photographic method described in Vol. 13 of the Proceedings of the Highway Research Board. After a brief description of ht emethod of collecting and tabulating the information, certain selected data are analyzed to secure a measure of the working capacity of a two-lane roadway and the amount of vehicle time lost under varying degrees of congestion. The study of 1180 groups of 100 vehicles each, including not over 10 per cent trucks, reveals the average free moving speed to be about 43 miles per hour on either a two or three lane road. When the number of vehicles exceeds 400 to 600 per hour, the average speed decreases and the effect of a few slow moving vehicles is more pronounced. The mean speed of 859 light trucks was 41.0 miles per hour, and of 225 heavy trucks, 32.4 miles per hour. For 18 buses, the average was 41.6 miles per hour.&quot;, &quot;container-title&quot;: &quot;Highway Research Board Proceedings&quot;, &quot;type&quot;: &quot;article-journal&quot;, &quot;DOI&quot;: &quot;10.1029/1999JA000284&quot;, &quot;author&quot;: [{&quot;parse-names&quot;: false, &quot;given&quot;: &quot;B.D.&quot;, &quot;suffix&quot;: &quot;&quot;, &quot;non-dropping-particle&quot;: &quot;&quot;, &quot;family&quot;: &quot;Greenshields&quot;, &quot;dropping-particle&quot;: &quot;&quot;}], &quot;title&quot;: &quot;A study of traffic capacity&quot;}, &quot;uris&quot;: [&quot;http://www.mendeley.com/documents/?uuid=8c919c5c-beed-4ff7-9947-403c57442b28&quot;]}], &quot;mendeley&quot;: {&quot;previouslyFormattedCitation&quot;: &quot;(Greenshields, 1935)&quot;, &quot;plainTextFormattedCitation&quot;: &quot;(Greenshields, 1935)&quot;, &quot;formattedCitation&quot;: &quot;(Greenshields, 1935)&quot;}, &quot;properties&quot;: {&quot;noteIndex&quot;: 0}} RNDyMpgm9cysV"/><text:span text:style-name="T13">(Greenshields, 1935)</text:span><text:reference-mark-end text:name="ADDIN CSL_CITATION {&quot;schema&quot;: &quot;https://github.com/citation-style-language/schema/raw/master/csl-citation.json&quot;, &quot;citationItems&quot;: [{&quot;id&quot;: &quot;ITEM-1&quot;, &quot;itemData&quot;: {&quot;ISSN&quot;: &quot;0096-1027&quot;, &quot;ISBN&quot;: &quot;0096-1027&quot;, &quot;issued&quot;: {&quot;date-parts&quot;: [[&quot;1935&quot;]]}, &quot;id&quot;: &quot;ITEM-1&quot;, &quot;abstract&quot;: &quot;The report presents the results of a traffic capacity study started in June 1934 by the traffic bureau of the Ohio State Highway Department. The work has been conducted under the supervision H. E. Neal, Traffic Engineer in charge of the Traffic Bureau, and J. J. Darnall, Supt. of Traffic Surveys. The data were collected by the photographic method described in Vol. 13 of the Proceedings of the Highway Research Board. After a brief description of ht emethod of collecting and tabulating the information, certain selected data are analyzed to secure a measure of the working capacity of a two-lane roadway and the amount of vehicle time lost under varying degrees of congestion. The study of 1180 groups of 100 vehicles each, including not over 10 per cent trucks, reveals the average free moving speed to be about 43 miles per hour on either a two or three lane road. When the number of vehicles exceeds 400 to 600 per hour, the average speed decreases and the effect of a few slow moving vehicles is more pronounced. The mean speed of 859 light trucks was 41.0 miles per hour, and of 225 heavy trucks, 32.4 miles per hour. For 18 buses, the average was 41.6 miles per hour.&quot;, &quot;container-title&quot;: &quot;Highway Research Board Proceedings&quot;, &quot;type&quot;: &quot;article-journal&quot;, &quot;DOI&quot;: &quot;10.1029/1999JA000284&quot;, &quot;author&quot;: [{&quot;parse-names&quot;: false, &quot;given&quot;: &quot;B.D.&quot;, &quot;suffix&quot;: &quot;&quot;, &quot;non-dropping-particle&quot;: &quot;&quot;, &quot;family&quot;: &quot;Greenshields&quot;, &quot;dropping-particle&quot;: &quot;&quot;}], &quot;title&quot;: &quot;A study of traffic capacity&quot;}, &quot;uris&quot;: [&quot;http://www.mendeley.com/documents/?uuid=8c919c5c-beed-4ff7-9947-403c57442b28&quot;]}], &quot;mendeley&quot;: {&quot;previouslyFormattedCitation&quot;: &quot;(Greenshields, 1935)&quot;, &quot;plainTextFormattedCitation&quot;: &quot;(Greenshields, 1935)&quot;, &quot;formattedCitation&quot;: &quot;(Greenshields, 1935)&quot;}, &quot;properties&quot;: {&quot;noteIndex&quot;: 0}} RNDyMpgm9cysV"/></text:p>
      <text:p text:style-name="P9"><text:reference-mark-start text:name="ADDIN CSL_CITATION {&quot;schema&quot;: &quot;https://github.com/citation-style-language/schema/raw/master/csl-citation.json&quot;, &quot;citationItems&quot;: [{&quot;id&quot;: &quot;ITEM-1&quot;, &quot;itemData&quot;: {&quot;id&quot;: &quot;ITEM-1&quot;, &quot;ISBN&quot;: &quot;9789633131428&quot;, &quot;issued&quot;: {&quot;date-parts&quot;: [[&quot;2015&quot;]]}, &quot;abstract&quot;: &quot;\u00a9 2015 BME. Various traffic applications including model-based analysis and control of traffic need the average speed. The average speed is used as a measure of performance, and as an input for traffic models. It is also used to obtain the density from a known flow or vice versa. In this paper, a new iterative procedure is presented that uses point measurements from inductive loop detectors for estimating the time-space-mean speed (TSMS), which is an equivalent for the generalized average speed introduced by Edie (1965). An important subject that is missing in the literature considering estimation of the average speed is how to handle the vehicles that remain on a given road section, i.e., a part of the road that is extended between two consecutive loop detectors, for more than one sampling cycle. The problem occurs for the vehicles that are still in the road section at the end of the cycle. These vehicles are detected by the upstream loop detector once they enter the road section. However, in future cycles the data of these vehicles will not be considered by the loop detector. The iterative approach of the new procedure makes it possible to adequately take into account the vehicles that will stay on the same road section for several sampling cycles when estimating the TSMS. To evaluate the new procedure, the NGSIM data, which provides detailed information of a collection of vehicle trajectories on the I-880 highway in the San Francisco Bay Area is utilized. The simulation results illustrate the excellent performance of the iterative procedure for estimating the TSMS compared with previous approaches.&quot;, &quot;container-title&quot;: &quot;2015 International Conference on Models and Technologies for Intelligent Transportation Systems, MT-ITS 2015&quot;, &quot;type&quot;: &quot;article-journal&quot;, &quot;DOI&quot;: &quot;10.1109/MTITS.2015.7223234&quot;, &quot;author&quot;: [{&quot;parse-names&quot;: false, &quot;given&quot;: &quot;Anahita&quot;, &quot;suffix&quot;: &quot;&quot;, &quot;non-dropping-particle&quot;: &quot;&quot;, &quot;family&quot;: &quot;Jamshidnejad&quot;, &quot;dropping-particle&quot;: &quot;&quot;}, {&quot;parse-names&quot;: false, &quot;given&quot;: &quot;Bart&quot;, &quot;suffix&quot;: &quot;&quot;, &quot;non-dropping-particle&quot;: &quot;De&quot;, &quot;family&quot;: &quot;Schutter&quot;, &quot;dropping-particle&quot;: &quot;&quot;}], &quot;volume&quot;: &quot;19&quot;, &quot;title&quot;: &quot;An iterative procedure for estimating the generalized average speed using microscopic point measurements&quot;, &quot;page&quot;: &quot;38-44&quot;}, &quot;uris&quot;: [&quot;http://www.mendeley.com/documents/?uuid=0cb4e24b-86ff-4cb1-8742-a2bdbe8239b1&quot;]}], &quot;mendeley&quot;: {&quot;previouslyFormattedCitation&quot;: &quot;(Anahita Jamshidnejad &amp; De Schutter, 2015)&quot;, &quot;plainTextFormattedCitation&quot;: &quot;(Anahita Jamshidnejad &amp; De Schutter, 2015)&quot;, &quot;formattedCitation&quot;: &quot;(Anahita Jamshidnejad &amp; De Schutter, 2015)&quot;}, &quot;properties&quot;: {&quot;noteIndex&quot;: 0}} RNDOMsnArANk7"/><text:span text:style-name="T13">(Anahita Jamshidnejad &amp; De Schutter, 2015)</text:span><text:reference-mark-end text:name="ADDIN CSL_CITATION {&quot;schema&quot;: &quot;https://github.com/citation-style-language/schema/raw/master/csl-citation.json&quot;, &quot;citationItems&quot;: [{&quot;id&quot;: &quot;ITEM-1&quot;, &quot;itemData&quot;: {&quot;id&quot;: &quot;ITEM-1&quot;, &quot;ISBN&quot;: &quot;9789633131428&quot;, &quot;issued&quot;: {&quot;date-parts&quot;: [[&quot;2015&quot;]]}, &quot;abstract&quot;: &quot;\u00a9 2015 BME. Various traffic applications including model-based analysis and control of traffic need the average speed. The average speed is used as a measure of performance, and as an input for traffic models. It is also used to obtain the density from a known flow or vice versa. In this paper, a new iterative procedure is presented that uses point measurements from inductive loop detectors for estimating the time-space-mean speed (TSMS), which is an equivalent for the generalized average speed introduced by Edie (1965). An important subject that is missing in the literature considering estimation of the average speed is how to handle the vehicles that remain on a given road section, i.e., a part of the road that is extended between two consecutive loop detectors, for more than one sampling cycle. The problem occurs for the vehicles that are still in the road section at the end of the cycle. These vehicles are detected by the upstream loop detector once they enter the road section. However, in future cycles the data of these vehicles will not be considered by the loop detector. The iterative approach of the new procedure makes it possible to adequately take into account the vehicles that will stay on the same road section for several sampling cycles when estimating the TSMS. To evaluate the new procedure, the NGSIM data, which provides detailed information of a collection of vehicle trajectories on the I-880 highway in the San Francisco Bay Area is utilized. The simulation results illustrate the excellent performance of the iterative procedure for estimating the TSMS compared with previous approaches.&quot;, &quot;container-title&quot;: &quot;2015 International Conference on Models and Technologies for Intelligent Transportation Systems, MT-ITS 2015&quot;, &quot;type&quot;: &quot;article-journal&quot;, &quot;DOI&quot;: &quot;10.1109/MTITS.2015.7223234&quot;, &quot;author&quot;: [{&quot;parse-names&quot;: false, &quot;given&quot;: &quot;Anahita&quot;, &quot;suffix&quot;: &quot;&quot;, &quot;non-dropping-particle&quot;: &quot;&quot;, &quot;family&quot;: &quot;Jamshidnejad&quot;, &quot;dropping-particle&quot;: &quot;&quot;}, {&quot;parse-names&quot;: false, &quot;given&quot;: &quot;Bart&quot;, &quot;suffix&quot;: &quot;&quot;, &quot;non-dropping-particle&quot;: &quot;De&quot;, &quot;family&quot;: &quot;Schutter&quot;, &quot;dropping-particle&quot;: &quot;&quot;}], &quot;volume&quot;: &quot;19&quot;, &quot;title&quot;: &quot;An iterative procedure for estimating the generalized average speed using microscopic point measurements&quot;, &quot;page&quot;: &quot;38-44&quot;}, &quot;uris&quot;: [&quot;http://www.mendeley.com/documents/?uuid=0cb4e24b-86ff-4cb1-8742-a2bdbe8239b1&quot;]}], &quot;mendeley&quot;: {&quot;previouslyFormattedCitation&quot;: &quot;(Anahita Jamshidnejad &amp; De Schutter, 2015)&quot;, &quot;plainTextFormattedCitation&quot;: &quot;(Anahita Jamshidnejad &amp; De Schutter, 2015)&quot;, &quot;formattedCitation&quot;: &quot;(Anahita Jamshidnejad &amp; De Schutter, 2015)&quot;}, &quot;properties&quot;: {&quot;noteIndex&quot;: 0}} RNDOMsnArANk7"/></text:p>
      <text:p text:style-name="P9"><text:reference-mark-start text:name="ADDIN CSL_CITATION {&quot;schema&quot;: &quot;https://github.com/citation-style-language/schema/raw/master/csl-citation.json&quot;, &quot;citationItems&quot;: [{&quot;id&quot;: &quot;ITEM-1&quot;, &quot;itemData&quot;: {&quot;ISSN&quot;: &quot;00036870&quot;, &quot;id&quot;: &quot;ITEM-1&quot;, &quot;issued&quot;: {&quot;date-parts&quot;: [[&quot;1963&quot;]]}, &quot;abstract&quot;: &quot;The Borg CR-10 scale has been used to quantify the perception of physical exertion. An experiment was conducted to test the grip force of males on four levels of the CR-10 scale under experimental conditions. It was found that the subjects applied higher grip forces than they perceived at levels 2, 5, and 7 on the scale. The grip forces between dominant and non-dominant hands at low CR-10 levels were negligible. The grip forces were significantly different between the two hands at level 10. Similar results were found for the postural conditions. A follow-up experiment was conducted to estimate the subjective rating when applying a pre-determined grip force under the same conditions. Regression models were established to link the relationship between the subjective rating and hand force. The estimated ratings were lower than those actual values under all the tested conditions, even though the models have high R 2 values. \u00a9 2011 Elsevier Ltd and The Ergonomics Society.&quot;, &quot;container-title&quot;: &quot;Port of New York Authority&quot;, &quot;type&quot;: &quot;article-journal&quot;, &quot;DOI&quot;: &quot;10.1016/j.apergo.2011.03.001&quot;, &quot;author&quot;: [{&quot;parse-names&quot;: false, &quot;given&quot;: &quot;LC&quot;, &quot;suffix&quot;: &quot;&quot;, &quot;non-dropping-particle&quot;: &quot;&quot;, &quot;family&quot;: &quot;Edie&quot;, &quot;dropping-particle&quot;: &quot;&quot;}], &quot;title&quot;: &quot;Discussion of traffic stream measurements and definitions&quot;}, &quot;uris&quot;: [&quot;http://www.mendeley.com/documents/?uuid=f68dc85d-ab9a-447a-ad4e-3fec3bf8c202&quot;]}], &quot;mendeley&quot;: {&quot;previouslyFormattedCitation&quot;: &quot;(Edie, 1963)&quot;, &quot;plainTextFormattedCitation&quot;: &quot;(Edie, 1963)&quot;, &quot;formattedCitation&quot;: &quot;(Edie, 1963)&quot;}, &quot;properties&quot;: {&quot;noteIndex&quot;: 0}} RNDHA6NqlLWJ1"/><text:span text:style-name="T13">(Edie, 1963)</text:span><text:reference-mark-end text:name="ADDIN CSL_CITATION {&quot;schema&quot;: &quot;https://github.com/citation-style-language/schema/raw/master/csl-citation.json&quot;, &quot;citationItems&quot;: [{&quot;id&quot;: &quot;ITEM-1&quot;, &quot;itemData&quot;: {&quot;ISSN&quot;: &quot;00036870&quot;, &quot;id&quot;: &quot;ITEM-1&quot;, &quot;issued&quot;: {&quot;date-parts&quot;: [[&quot;1963&quot;]]}, &quot;abstract&quot;: &quot;The Borg CR-10 scale has been used to quantify the perception of physical exertion. An experiment was conducted to test the grip force of males on four levels of the CR-10 scale under experimental conditions. It was found that the subjects applied higher grip forces than they perceived at levels 2, 5, and 7 on the scale. The grip forces between dominant and non-dominant hands at low CR-10 levels were negligible. The grip forces were significantly different between the two hands at level 10. Similar results were found for the postural conditions. A follow-up experiment was conducted to estimate the subjective rating when applying a pre-determined grip force under the same conditions. Regression models were established to link the relationship between the subjective rating and hand force. The estimated ratings were lower than those actual values under all the tested conditions, even though the models have high R 2 values. \u00a9 2011 Elsevier Ltd and The Ergonomics Society.&quot;, &quot;container-title&quot;: &quot;Port of New York Authority&quot;, &quot;type&quot;: &quot;article-journal&quot;, &quot;DOI&quot;: &quot;10.1016/j.apergo.2011.03.001&quot;, &quot;author&quot;: [{&quot;parse-names&quot;: false, &quot;given&quot;: &quot;LC&quot;, &quot;suffix&quot;: &quot;&quot;, &quot;non-dropping-particle&quot;: &quot;&quot;, &quot;family&quot;: &quot;Edie&quot;, &quot;dropping-particle&quot;: &quot;&quot;}], &quot;title&quot;: &quot;Discussion of traffic stream measurements and definitions&quot;}, &quot;uris&quot;: [&quot;http://www.mendeley.com/documents/?uuid=f68dc85d-ab9a-447a-ad4e-3fec3bf8c202&quot;]}], &quot;mendeley&quot;: {&quot;previouslyFormattedCitation&quot;: &quot;(Edie, 1963)&quot;, &quot;plainTextFormattedCitation&quot;: &quot;(Edie, 1963)&quot;, &quot;formattedCitation&quot;: &quot;(Edie, 1963)&quot;}, &quot;properties&quot;: {&quot;noteIndex&quot;: 0}} RNDHA6NqlLWJ1"/></text:p>
      <text:p text:style-name="P9"><text:reference-mark-start text:name="ADDIN CSL_CITATION {&quot;schema&quot;: &quot;https://github.com/citation-style-language/schema/raw/master/csl-citation.json&quot;, &quot;citationItems&quot;: [{&quot;id&quot;: &quot;ITEM-1&quot;, &quot;itemData&quot;: {&quot;ISSN&quot;: &quot;1364-5021&quot;, &quot;ISBN&quot;: &quot;00804630&quot;, &quot;issued&quot;: {&quot;date-parts&quot;: [[&quot;1955&quot;]]}, &quot;id&quot;: &quot;ITEM-1&quot;, &quot;abstract&quot;: &quot;This paper uses the method of kinematic waves, developed in part I, but may be read independently. A functional relationship between flow and concentration for traffic on crowded arterial roads has been postulated for some time, and has experimental backing (section 2). From this a theory of the propagation of changes in traffic distribution along these roads may be deduced (section section 2, 3). The theory is applied (section 4) to the problem of estimating how a 'hump', or region of increased concentration, will move along a crowded main road. It is suggested that it will move slightly slower than the mean vehicle speed, and that vehicles passing through it will have to reduce speed rather suddenly (at a 'shock wave') on entering it, but can increase speed again only very gradually as they leave it. The hump gradually spreads out along the road, and the time scale of this process is estimated. The behaviour of such a hump on entering a bottleneck, which is too narrow to admit the increased flow, is studied (section 5), and methods are obtained for estimating the extent and duration of the resulting hold-up. The theory is applicable principally to traffic behaviour over a long stretch of road, but the paper concludes (section 6) with a discussion of its relevance to problems of flow near junctions, including a discussion of the starting flow at a controlled junction. In the introductory sections 1 and 2, we have included some elementary material on the quantitative study of traffic flow for the benefit of scientific readers unfamiliar with the subject.&quot;, &quot;container-title&quot;: &quot;Proceedings of the Royal Society A: Mathematical, Physical and Engineering Sciences&quot;, &quot;type&quot;: &quot;article-journal&quot;, &quot;DOI&quot;: &quot;10.1098/rspa.1955.0089&quot;, &quot;author&quot;: [{&quot;parse-names&quot;: false, &quot;given&quot;: &quot;M. J.&quot;, &quot;suffix&quot;: &quot;&quot;, &quot;non-dropping-particle&quot;: &quot;&quot;, &quot;family&quot;: &quot;Lighthill&quot;, &quot;dropping-particle&quot;: &quot;&quot;}, {&quot;parse-names&quot;: false, &quot;given&quot;: &quot;G. B.&quot;, &quot;suffix&quot;: &quot;&quot;, &quot;non-dropping-particle&quot;: &quot;&quot;, &quot;family&quot;: &quot;Whitham&quot;, &quot;dropping-particle&quot;: &quot;&quot;}], &quot;title&quot;: &quot;On Kinematic Waves. II. A Theory of Traffic Flow on Long Crowded Roads&quot;, &quot;PMID&quot;: &quot;17418798&quot;}, &quot;uris&quot;: [&quot;http://www.mendeley.com/documents/?uuid=a56a39b5-e922-4b13-b436-66e7a4aecf02&quot;]}], &quot;mendeley&quot;: {&quot;previouslyFormattedCitation&quot;: &quot;(Lighthill &amp; Whitham, 1955)&quot;, &quot;plainTextFormattedCitation&quot;: &quot;(Lighthill &amp; Whitham, 1955)&quot;, &quot;formattedCitation&quot;: &quot;(Lighthill &amp; Whitham, 1955)&quot;}, &quot;properties&quot;: {&quot;noteIndex&quot;: 0}} RNDPt8e3wY4VN"/><text:span text:style-name="T13">(Lighthill &amp; Whitham, 1955)</text:span><text:reference-mark-end text:name="ADDIN CSL_CITATION {&quot;schema&quot;: &quot;https://github.com/citation-style-language/schema/raw/master/csl-citation.json&quot;, &quot;citationItems&quot;: [{&quot;id&quot;: &quot;ITEM-1&quot;, &quot;itemData&quot;: {&quot;ISSN&quot;: &quot;1364-5021&quot;, &quot;ISBN&quot;: &quot;00804630&quot;, &quot;issued&quot;: {&quot;date-parts&quot;: [[&quot;1955&quot;]]}, &quot;id&quot;: &quot;ITEM-1&quot;, &quot;abstract&quot;: &quot;This paper uses the method of kinematic waves, developed in part I, but may be read independently. A functional relationship between flow and concentration for traffic on crowded arterial roads has been postulated for some time, and has experimental backing (section 2). From this a theory of the propagation of changes in traffic distribution along these roads may be deduced (section section 2, 3). The theory is applied (section 4) to the problem of estimating how a 'hump', or region of increased concentration, will move along a crowded main road. It is suggested that it will move slightly slower than the mean vehicle speed, and that vehicles passing through it will have to reduce speed rather suddenly (at a 'shock wave') on entering it, but can increase speed again only very gradually as they leave it. The hump gradually spreads out along the road, and the time scale of this process is estimated. The behaviour of such a hump on entering a bottleneck, which is too narrow to admit the increased flow, is studied (section 5), and methods are obtained for estimating the extent and duration of the resulting hold-up. The theory is applicable principally to traffic behaviour over a long stretch of road, but the paper concludes (section 6) with a discussion of its relevance to problems of flow near junctions, including a discussion of the starting flow at a controlled junction. In the introductory sections 1 and 2, we have included some elementary material on the quantitative study of traffic flow for the benefit of scientific readers unfamiliar with the subject.&quot;, &quot;container-title&quot;: &quot;Proceedings of the Royal Society A: Mathematical, Physical and Engineering Sciences&quot;, &quot;type&quot;: &quot;article-journal&quot;, &quot;DOI&quot;: &quot;10.1098/rspa.1955.0089&quot;, &quot;author&quot;: [{&quot;parse-names&quot;: false, &quot;given&quot;: &quot;M. J.&quot;, &quot;suffix&quot;: &quot;&quot;, &quot;non-dropping-particle&quot;: &quot;&quot;, &quot;family&quot;: &quot;Lighthill&quot;, &quot;dropping-particle&quot;: &quot;&quot;}, {&quot;parse-names&quot;: false, &quot;given&quot;: &quot;G. B.&quot;, &quot;suffix&quot;: &quot;&quot;, &quot;non-dropping-particle&quot;: &quot;&quot;, &quot;family&quot;: &quot;Whitham&quot;, &quot;dropping-particle&quot;: &quot;&quot;}], &quot;title&quot;: &quot;On Kinematic Waves. II. A Theory of Traffic Flow on Long Crowded Roads&quot;, &quot;PMID&quot;: &quot;17418798&quot;}, &quot;uris&quot;: [&quot;http://www.mendeley.com/documents/?uuid=a56a39b5-e922-4b13-b436-66e7a4aecf02&quot;]}], &quot;mendeley&quot;: {&quot;previouslyFormattedCitation&quot;: &quot;(Lighthill &amp; Whitham, 1955)&quot;, &quot;plainTextFormattedCitation&quot;: &quot;(Lighthill &amp; Whitham, 1955)&quot;, &quot;formattedCitation&quot;: &quot;(Lighthill &amp; Whitham, 1955)&quot;}, &quot;properties&quot;: {&quot;noteIndex&quot;: 0}} RNDPt8e3wY4VN"/></text:p>
      <text:p text:style-name="P9"><text:reference-mark-start text:name="ADDIN CSL_CITATION {&quot;schema&quot;: &quot;https://github.com/citation-style-language/schema/raw/master/csl-citation.json&quot;, &quot;citationItems&quot;: [{&quot;id&quot;: &quot;ITEM-1&quot;, &quot;itemData&quot;: {&quot;ISSN&quot;: &quot;0968090X&quot;, &quot;ISBN&quot;: &quot;0968-090X&quot;, &quot;issued&quot;: {&quot;date-parts&quot;: [[&quot;2015&quot;]]}, &quot;id&quot;: &quot;ITEM-1&quot;, &quot;abstract&quot;: &quot;Neural networks have been extensively applied to short-term traffic prediction in the past years. This study proposes a novel architecture of neural networks, Long Short-Term Neural Network (LSTM NN), to capture nonlinear traffic dynamic in an effective manner. The LSTM NN can overcome the issue of back-propagated error decay through memory blocks, and thus exhibits the superior capability for time series prediction with long temporal dependency. In addition, the LSTM NN can automatically determine the optimal time lags. To validate the effectiveness of LSTM NN, travel speed data from traffic microwave detectors in Beijing are used for model training and testing. A comparison with different topologies of dynamic neural networks as well as other prevailing parametric and nonparametric algorithms suggests that LSTM NN can achieve the best prediction performance in terms of both accuracy and stability.&quot;, &quot;container-title&quot;: &quot;Transportation Research Part C: Emerging Technologies&quot;, &quot;type&quot;: &quot;article-journal&quot;, &quot;DOI&quot;: &quot;10.1016/j.trc.2015.03.014&quot;, &quot;author&quot;: [{&quot;parse-names&quot;: false, &quot;given&quot;: &quot;Xiaolei&quot;, &quot;suffix&quot;: &quot;&quot;, &quot;non-dropping-particle&quot;: &quot;&quot;, &quot;family&quot;: &quot;Ma&quot;, &quot;dropping-particle&quot;: &quot;&quot;}, {&quot;parse-names&quot;: false, &quot;given&quot;: &quot;Zhimin&quot;, &quot;suffix&quot;: &quot;&quot;, &quot;non-dropping-particle&quot;: &quot;&quot;, &quot;family&quot;: &quot;Tao&quot;, &quot;dropping-particle&quot;: &quot;&quot;}, {&quot;parse-names&quot;: false, &quot;given&quot;: &quot;Yinhai&quot;, &quot;suffix&quot;: &quot;&quot;, &quot;non-dropping-particle&quot;: &quot;&quot;, &quot;family&quot;: &quot;Wang&quot;, &quot;dropping-particle&quot;: &quot;&quot;}, {&quot;parse-names&quot;: false, &quot;given&quot;: &quot;Haiyang&quot;, &quot;suffix&quot;: &quot;&quot;, &quot;non-dropping-particle&quot;: &quot;&quot;, &quot;family&quot;: &quot;Yu&quot;, &quot;dropping-particle&quot;: &quot;&quot;}, {&quot;parse-names&quot;: false, &quot;given&quot;: &quot;Yunpeng&quot;, &quot;suffix&quot;: &quot;&quot;, &quot;non-dropping-particle&quot;: &quot;&quot;, &quot;family&quot;: &quot;Wang&quot;, &quot;dropping-particle&quot;: &quot;&quot;}], &quot;title&quot;: &quot;Long short-term memory neural network for traffic speed prediction using remote microwave sensor data&quot;}, &quot;uris&quot;: [&quot;http://www.mendeley.com/documents/?uuid=f35d078b-254e-43fe-9cab-57d85bbac345&quot;]}], &quot;mendeley&quot;: {&quot;previouslyFormattedCitation&quot;: &quot;(Ma, Tao, Wang, Yu, &amp; Wang, 2015)&quot;, &quot;plainTextFormattedCitation&quot;: &quot;(Ma, Tao, Wang, Yu, &amp; Wang, 2015)&quot;, &quot;formattedCitation&quot;: &quot;(Ma, Tao, Wang, Yu, &amp; Wang, 2015)&quot;}, &quot;properties&quot;: {&quot;noteIndex&quot;: 0}} RNDgj2lBlS3Zm"/><text:span text:style-name="T13">(Ma, Tao, Wang, Yu, &amp; Wang, 2015)</text:span><text:reference-mark-end text:name="ADDIN CSL_CITATION {&quot;schema&quot;: &quot;https://github.com/citation-style-language/schema/raw/master/csl-citation.json&quot;, &quot;citationItems&quot;: [{&quot;id&quot;: &quot;ITEM-1&quot;, &quot;itemData&quot;: {&quot;ISSN&quot;: &quot;0968090X&quot;, &quot;ISBN&quot;: &quot;0968-090X&quot;, &quot;issued&quot;: {&quot;date-parts&quot;: [[&quot;2015&quot;]]}, &quot;id&quot;: &quot;ITEM-1&quot;, &quot;abstract&quot;: &quot;Neural networks have been extensively applied to short-term traffic prediction in the past years. This study proposes a novel architecture of neural networks, Long Short-Term Neural Network (LSTM NN), to capture nonlinear traffic dynamic in an effective manner. The LSTM NN can overcome the issue of back-propagated error decay through memory blocks, and thus exhibits the superior capability for time series prediction with long temporal dependency. In addition, the LSTM NN can automatically determine the optimal time lags. To validate the effectiveness of LSTM NN, travel speed data from traffic microwave detectors in Beijing are used for model training and testing. A comparison with different topologies of dynamic neural networks as well as other prevailing parametric and nonparametric algorithms suggests that LSTM NN can achieve the best prediction performance in terms of both accuracy and stability.&quot;, &quot;container-title&quot;: &quot;Transportation Research Part C: Emerging Technologies&quot;, &quot;type&quot;: &quot;article-journal&quot;, &quot;DOI&quot;: &quot;10.1016/j.trc.2015.03.014&quot;, &quot;author&quot;: [{&quot;parse-names&quot;: false, &quot;given&quot;: &quot;Xiaolei&quot;, &quot;suffix&quot;: &quot;&quot;, &quot;non-dropping-particle&quot;: &quot;&quot;, &quot;family&quot;: &quot;Ma&quot;, &quot;dropping-particle&quot;: &quot;&quot;}, {&quot;parse-names&quot;: false, &quot;given&quot;: &quot;Zhimin&quot;, &quot;suffix&quot;: &quot;&quot;, &quot;non-dropping-particle&quot;: &quot;&quot;, &quot;family&quot;: &quot;Tao&quot;, &quot;dropping-particle&quot;: &quot;&quot;}, {&quot;parse-names&quot;: false, &quot;given&quot;: &quot;Yinhai&quot;, &quot;suffix&quot;: &quot;&quot;, &quot;non-dropping-particle&quot;: &quot;&quot;, &quot;family&quot;: &quot;Wang&quot;, &quot;dropping-particle&quot;: &quot;&quot;}, {&quot;parse-names&quot;: false, &quot;given&quot;: &quot;Haiyang&quot;, &quot;suffix&quot;: &quot;&quot;, &quot;non-dropping-particle&quot;: &quot;&quot;, &quot;family&quot;: &quot;Yu&quot;, &quot;dropping-particle&quot;: &quot;&quot;}, {&quot;parse-names&quot;: false, &quot;given&quot;: &quot;Yunpeng&quot;, &quot;suffix&quot;: &quot;&quot;, &quot;non-dropping-particle&quot;: &quot;&quot;, &quot;family&quot;: &quot;Wang&quot;, &quot;dropping-particle&quot;: &quot;&quot;}], &quot;title&quot;: &quot;Long short-term memory neural network for traffic speed prediction using remote microwave sensor data&quot;}, &quot;uris&quot;: [&quot;http://www.mendeley.com/documents/?uuid=f35d078b-254e-43fe-9cab-57d85bbac345&quot;]}], &quot;mendeley&quot;: {&quot;previouslyFormattedCitation&quot;: &quot;(Ma, Tao, Wang, Yu, &amp; Wang, 2015)&quot;, &quot;plainTextFormattedCitation&quot;: &quot;(Ma, Tao, Wang, Yu, &amp; Wang, 2015)&quot;, &quot;formattedCitation&quot;: &quot;(Ma, Tao, Wang, Yu, &amp; Wang, 2015)&quot;}, &quot;properties&quot;: {&quot;noteIndex&quot;: 0}} RNDgj2lBlS3Zm"/></text:p>
      <text:p text:style-name="P9"><text:reference-mark-start text:name="ADDIN CSL_CITATION {&quot;schema&quot;: &quot;https://github.com/citation-style-language/schema/raw/master/csl-citation.json&quot;, &quot;citationItems&quot;: [{&quot;id&quot;: &quot;ITEM-1&quot;, &quot;itemData&quot;: {&quot;ISSN&quot;: &quot;0361-1981&quot;, &quot;id&quot;: &quot;ITEM-1&quot;, &quot;issued&quot;: {&quot;date-parts&quot;: [[&quot;2005&quot;]]}, &quot;abstract&quot;: &quot;The relationship between time mean speed and space mean speed that was derived by Wardrop and presented in several textbooks is suitable for estimating time mean speeds from space mean speeds. In most cases, however, estimating space mean speed from time mean speed measurements is desired. Consequently, a new formulation utilizes the variance about the time mean speed as opposed to the variance about the space mean speed for the estimation of space mean speeds. It is demonstrated that space mean speeds are estimated within a margin of error from 0% to 1%. Furthermore, a relationship is developed between the space and time mean speed variances and between the space mean speed and the spatial travel time variance.&quot;, &quot;container-title&quot;: &quot;Transportation Research Record: Journal of the Transportation Research Board&quot;, &quot;type&quot;: &quot;article-journal&quot;, &quot;DOI&quot;: &quot;10.3141/1925-05&quot;, &quot;author&quot;: [{&quot;parse-names&quot;: false, &quot;given&quot;: &quot;Hesham&quot;, &quot;suffix&quot;: &quot;&quot;, &quot;non-dropping-particle&quot;: &quot;&quot;, &quot;family&quot;: &quot;Rakha&quot;, &quot;dropping-particle&quot;: &quot;&quot;}, {&quot;parse-names&quot;: false, &quot;given&quot;: &quot;Wang&quot;, &quot;suffix&quot;: &quot;&quot;, &quot;non-dropping-particle&quot;: &quot;&quot;, &quot;family&quot;: &quot;Zhang&quot;, &quot;dropping-particle&quot;: &quot;&quot;}], &quot;title&quot;: &quot;Estimating Traffic Stream Space Mean Speed and Reliability from Dual- and Single-Loop Detectors&quot;}, &quot;uris&quot;: [&quot;http://www.mendeley.com/documents/?uuid=3157b6b7-9be4-439f-8abc-77f71b688de7&quot;]}], &quot;mendeley&quot;: {&quot;previouslyFormattedCitation&quot;: &quot;(Rakha &amp; Zhang, 2005)&quot;, &quot;plainTextFormattedCitation&quot;: &quot;(Rakha &amp; Zhang, 2005)&quot;, &quot;formattedCitation&quot;: &quot;(Rakha &amp; Zhang, 2005)&quot;}, &quot;properties&quot;: {&quot;noteIndex&quot;: 0}} RNDOqGP0B9ff8"/><text:span text:style-name="T13">(Rakha &amp; Zhang, 2005)</text:span><text:reference-mark-end text:name="ADDIN CSL_CITATION {&quot;schema&quot;: &quot;https://github.com/citation-style-language/schema/raw/master/csl-citation.json&quot;, &quot;citationItems&quot;: [{&quot;id&quot;: &quot;ITEM-1&quot;, &quot;itemData&quot;: {&quot;ISSN&quot;: &quot;0361-1981&quot;, &quot;id&quot;: &quot;ITEM-1&quot;, &quot;issued&quot;: {&quot;date-parts&quot;: [[&quot;2005&quot;]]}, &quot;abstract&quot;: &quot;The relationship between time mean speed and space mean speed that was derived by Wardrop and presented in several textbooks is suitable for estimating time mean speeds from space mean speeds. In most cases, however, estimating space mean speed from time mean speed measurements is desired. Consequently, a new formulation utilizes the variance about the time mean speed as opposed to the variance about the space mean speed for the estimation of space mean speeds. It is demonstrated that space mean speeds are estimated within a margin of error from 0% to 1%. Furthermore, a relationship is developed between the space and time mean speed variances and between the space mean speed and the spatial travel time variance.&quot;, &quot;container-title&quot;: &quot;Transportation Research Record: Journal of the Transportation Research Board&quot;, &quot;type&quot;: &quot;article-journal&quot;, &quot;DOI&quot;: &quot;10.3141/1925-05&quot;, &quot;author&quot;: [{&quot;parse-names&quot;: false, &quot;given&quot;: &quot;Hesham&quot;, &quot;suffix&quot;: &quot;&quot;, &quot;non-dropping-particle&quot;: &quot;&quot;, &quot;family&quot;: &quot;Rakha&quot;, &quot;dropping-particle&quot;: &quot;&quot;}, {&quot;parse-names&quot;: false, &quot;given&quot;: &quot;Wang&quot;, &quot;suffix&quot;: &quot;&quot;, &quot;non-dropping-particle&quot;: &quot;&quot;, &quot;family&quot;: &quot;Zhang&quot;, &quot;dropping-particle&quot;: &quot;&quot;}], &quot;title&quot;: &quot;Estimating Traffic Stream Space Mean Speed and Reliability from Dual- and Single-Loop Detectors&quot;}, &quot;uris&quot;: [&quot;http://www.mendeley.com/documents/?uuid=3157b6b7-9be4-439f-8abc-77f71b688de7&quot;]}], &quot;mendeley&quot;: {&quot;previouslyFormattedCitation&quot;: &quot;(Rakha &amp; Zhang, 2005)&quot;, &quot;plainTextFormattedCitation&quot;: &quot;(Rakha &amp; Zhang, 2005)&quot;, &quot;formattedCitation&quot;: &quot;(Rakha &amp; Zhang, 2005)&quot;}, &quot;properties&quot;: {&quot;noteIndex&quot;: 0}} RNDOqGP0B9ff8"/></text:p>
      <text:p text:style-name="P9"><text:reference-mark-start text:name="ADDIN CSL_CITATION {&quot;schema&quot;: &quot;https://github.com/citation-style-language/schema/raw/master/csl-citation.json&quot;, &quot;citationItems&quot;: [{&quot;id&quot;: &quot;ITEM-1&quot;, &quot;itemData&quot;: {&quot;ISSN&quot;: &quot;09658564&quot;, &quot;ISBN&quot;: &quot;0965-8564&quot;, &quot;issued&quot;: {&quot;date-parts&quot;: [[&quot;1998&quot;]]}, &quot;id&quot;: &quot;ITEM-1&quot;, &quot;abstract&quot;: &quot;This paper attempts to macroscopically address endogeneity issues related to lane-mean traffic speeds and lane-speed deviations. Methodologically, we seek to provide a better understanding of mean speeds and speed deviations across the lanes of a multilane highway. In so doing, the work may eventually be applied to better understand highway safety and the effects that lane-mean and lane speed deviations have on highway safety. We propose a structural model that relates mean speed and speed deviations by lane and is contemporaneously influenced by environmental, temporal, and traffic flow factors. Spot speed and vehicle classification data measured by lane in both the eastbound and westbound directions of Interstate 90 (1-90) in Washington State are used to develop the empirical relationships. The findings show that lane-mean speeds are endogenously related with adjacent lane speeds and exogenously related with associated environmental, traffic flow and temporal factors, while lane-speed deviations are endogenously related not only with adjacent lane speed deviations but also, through forward causality, lane-mean speeds and exogenously related with environmental, traffic flow and temporal factors as well. The approach shows significant promise in unraveling cause-effect relationships affecting macroscopic traffic flow continuums. \u00a9 1998 Elsevier Science Ltd. All rights reserved.&quot;, &quot;container-title&quot;: &quot;Transportation Research Part A: Policy and Practice&quot;, &quot;type&quot;: &quot;article-journal&quot;, &quot;DOI&quot;: &quot;10.1016/S0965-8564(98)00003-2&quot;, &quot;author&quot;: [{&quot;parse-names&quot;: false, &quot;given&quot;: &quot;Venkataraman&quot;, &quot;suffix&quot;: &quot;&quot;, &quot;non-dropping-particle&quot;: &quot;&quot;, &quot;family&quot;: &quot;Shankar&quot;, &quot;dropping-particle&quot;: &quot;&quot;}, {&quot;parse-names&quot;: false, &quot;given&quot;: &quot;Fred&quot;, &quot;suffix&quot;: &quot;&quot;, &quot;non-dropping-particle&quot;: &quot;&quot;, &quot;family&quot;: &quot;Mannering&quot;, &quot;dropping-particle&quot;: &quot;&quot;}], &quot;title&quot;: &quot;Modeling the endogeneity of lane-mean speeds and lane-speed deviations: A structural equations approach&quot;}, &quot;uris&quot;: [&quot;http://www.mendeley.com/documents/?uuid=2bba3db0-288c-42ef-9940-24ee5908c294&quot;]}], &quot;mendeley&quot;: {&quot;previouslyFormattedCitation&quot;: &quot;(Shankar &amp; Mannering, 1998)&quot;, &quot;plainTextFormattedCitation&quot;: &quot;(Shankar &amp; Mannering, 1998)&quot;, &quot;formattedCitation&quot;: &quot;(Shankar &amp; Mannering, 1998)&quot;}, &quot;properties&quot;: {&quot;noteIndex&quot;: 0}} RNDIIeV86bLgC"/><text:span text:style-name="T13">(Shankar &amp; Mannering, 1998)</text:span><text:reference-mark-end text:name="ADDIN CSL_CITATION {&quot;schema&quot;: &quot;https://github.com/citation-style-language/schema/raw/master/csl-citation.json&quot;, &quot;citationItems&quot;: [{&quot;id&quot;: &quot;ITEM-1&quot;, &quot;itemData&quot;: {&quot;ISSN&quot;: &quot;09658564&quot;, &quot;ISBN&quot;: &quot;0965-8564&quot;, &quot;issued&quot;: {&quot;date-parts&quot;: [[&quot;1998&quot;]]}, &quot;id&quot;: &quot;ITEM-1&quot;, &quot;abstract&quot;: &quot;This paper attempts to macroscopically address endogeneity issues related to lane-mean traffic speeds and lane-speed deviations. Methodologically, we seek to provide a better understanding of mean speeds and speed deviations across the lanes of a multilane highway. In so doing, the work may eventually be applied to better understand highway safety and the effects that lane-mean and lane speed deviations have on highway safety. We propose a structural model that relates mean speed and speed deviations by lane and is contemporaneously influenced by environmental, temporal, and traffic flow factors. Spot speed and vehicle classification data measured by lane in both the eastbound and westbound directions of Interstate 90 (1-90) in Washington State are used to develop the empirical relationships. The findings show that lane-mean speeds are endogenously related with adjacent lane speeds and exogenously related with associated environmental, traffic flow and temporal factors, while lane-speed deviations are endogenously related not only with adjacent lane speed deviations but also, through forward causality, lane-mean speeds and exogenously related with environmental, traffic flow and temporal factors as well. The approach shows significant promise in unraveling cause-effect relationships affecting macroscopic traffic flow continuums. \u00a9 1998 Elsevier Science Ltd. All rights reserved.&quot;, &quot;container-title&quot;: &quot;Transportation Research Part A: Policy and Practice&quot;, &quot;type&quot;: &quot;article-journal&quot;, &quot;DOI&quot;: &quot;10.1016/S0965-8564(98)00003-2&quot;, &quot;author&quot;: [{&quot;parse-names&quot;: false, &quot;given&quot;: &quot;Venkataraman&quot;, &quot;suffix&quot;: &quot;&quot;, &quot;non-dropping-particle&quot;: &quot;&quot;, &quot;family&quot;: &quot;Shankar&quot;, &quot;dropping-particle&quot;: &quot;&quot;}, {&quot;parse-names&quot;: false, &quot;given&quot;: &quot;Fred&quot;, &quot;suffix&quot;: &quot;&quot;, &quot;non-dropping-particle&quot;: &quot;&quot;, &quot;family&quot;: &quot;Mannering&quot;, &quot;dropping-particle&quot;: &quot;&quot;}], &quot;title&quot;: &quot;Modeling the endogeneity of lane-mean speeds and lane-speed deviations: A structural equations approach&quot;}, &quot;uris&quot;: [&quot;http://www.mendeley.com/documents/?uuid=2bba3db0-288c-42ef-9940-24ee5908c294&quot;]}], &quot;mendeley&quot;: {&quot;previouslyFormattedCitation&quot;: &quot;(Shankar &amp; Mannering, 1998)&quot;, &quot;plainTextFormattedCitation&quot;: &quot;(Shankar &amp; Mannering, 1998)&quot;, &quot;formattedCitation&quot;: &quot;(Shankar &amp; Mannering, 1998)&quot;}, &quot;properties&quot;: {&quot;noteIndex&quot;: 0}} RNDIIeV86bLgC"/></text:p>
      <text:p text:style-name="P9"><text:reference-mark-start text:name="ADDIN CSL_CITATION {&quot;schema&quot;: &quot;https://github.com/citation-style-language/schema/raw/master/csl-citation.json&quot;, &quot;citationItems&quot;: [{&quot;id&quot;: &quot;ITEM-1&quot;, &quot;itemData&quot;: {&quot;ISSN&quot;: &quot;1753-7789&quot;, &quot;ISBN&quot;: &quot;0534-2767&quot;, &quot;issued&quot;: {&quot;date-parts&quot;: [[&quot;1952&quot;]]}, &quot;id&quot;: &quot;ITEM-1&quot;, &quot;abstract&quot;: &quot;Mr J. I. Whitehead agreed with the Author that, although traffic engineeringwas a severely practical subject, some theory wasrequired to guide the interpretation of observations. In Great Britain, the actual decisions on action to be taken in relation to traffic flowwere made by laymen-the councillors of the local authorities who had highway powers...&quot;, &quot;container-title&quot;: &quot;Proceedings of the Institution of Civil Engineers&quot;, &quot;type&quot;: &quot;article-journal&quot;, &quot;DOI&quot;: &quot;10.1680/ipeds.1952.11259&quot;, &quot;author&quot;: [{&quot;parse-names&quot;: false, &quot;given&quot;: &quot;J G&quot;, &quot;suffix&quot;: &quot;&quot;, &quot;non-dropping-particle&quot;: &quot;&quot;, &quot;family&quot;: &quot;WARDROP&quot;, &quot;dropping-particle&quot;: &quot;&quot;}], &quot;title&quot;: &quot;ROAD PAPER. SOME THEORETICAL ASPECTS OF ROAD TRAFFIC RESEARCH.&quot;, &quot;PMID&quot;: &quot;25246403&quot;}, &quot;uris&quot;: [&quot;http://www.mendeley.com/documents/?uuid=45c33239-3261-41df-9001-d672d5256793&quot;]}], &quot;mendeley&quot;: {&quot;previouslyFormattedCitation&quot;: &quot;(WARDROP, 1952)&quot;, &quot;plainTextFormattedCitation&quot;: &quot;(WARDROP, 1952)&quot;, &quot;formattedCitation&quot;: &quot;(WARDROP, 1952)&quot;}, &quot;properties&quot;: {&quot;noteIndex&quot;: 0}} RNDPD0rNdgsn3"/><text:span text:style-name="T13">(WARDROP, 1952)</text:span><text:reference-mark-end text:name="ADDIN CSL_CITATION {&quot;schema&quot;: &quot;https://github.com/citation-style-language/schema/raw/master/csl-citation.json&quot;, &quot;citationItems&quot;: [{&quot;id&quot;: &quot;ITEM-1&quot;, &quot;itemData&quot;: {&quot;ISSN&quot;: &quot;1753-7789&quot;, &quot;ISBN&quot;: &quot;0534-2767&quot;, &quot;issued&quot;: {&quot;date-parts&quot;: [[&quot;1952&quot;]]}, &quot;id&quot;: &quot;ITEM-1&quot;, &quot;abstract&quot;: &quot;Mr J. I. Whitehead agreed with the Author that, although traffic engineeringwas a severely practical subject, some theory wasrequired to guide the interpretation of observations. In Great Britain, the actual decisions on action to be taken in relation to traffic flowwere made by laymen-the councillors of the local authorities who had highway powers...&quot;, &quot;container-title&quot;: &quot;Proceedings of the Institution of Civil Engineers&quot;, &quot;type&quot;: &quot;article-journal&quot;, &quot;DOI&quot;: &quot;10.1680/ipeds.1952.11259&quot;, &quot;author&quot;: [{&quot;parse-names&quot;: false, &quot;given&quot;: &quot;J G&quot;, &quot;suffix&quot;: &quot;&quot;, &quot;non-dropping-particle&quot;: &quot;&quot;, &quot;family&quot;: &quot;WARDROP&quot;, &quot;dropping-particle&quot;: &quot;&quot;}], &quot;title&quot;: &quot;ROAD PAPER. SOME THEORETICAL ASPECTS OF ROAD TRAFFIC RESEARCH.&quot;, &quot;PMID&quot;: &quot;25246403&quot;}, &quot;uris&quot;: [&quot;http://www.mendeley.com/documents/?uuid=45c33239-3261-41df-9001-d672d5256793&quot;]}], &quot;mendeley&quot;: {&quot;previouslyFormattedCitation&quot;: &quot;(WARDROP, 1952)&quot;, &quot;plainTextFormattedCitation&quot;: &quot;(WARDROP, 1952)&quot;, &quot;formattedCitation&quot;: &quot;(WARDROP, 1952)&quot;}, &quot;properties&quot;: {&quot;noteIndex&quot;: 0}} RNDPD0rNdgsn3"/></text:p>
      <text:p text:style-name="P9"><text:reference-mark-start text:name="ADDIN CSL_CITATION {&quot;schema&quot;: &quot;https://github.com/citation-style-language/schema/raw/master/csl-citation.json&quot;, &quot;citationItems&quot;: [{&quot;id&quot;: &quot;ITEM-1&quot;, &quot;itemData&quot;: {&quot;ISSN&quot;: &quot;15249050&quot;, &quot;ISBN&quot;: &quot;9781424476572&quot;, &quot;issued&quot;: {&quot;date-parts&quot;: [[&quot;2012&quot;]]}, &quot;id&quot;: &quot;ITEM-1&quot;, &quot;abstract&quot;: &quot;As demand for proactive real-time transportation management systems has grown, major developments have been seen in short-time traffic forecasting methods. Recent studies have introduced time series theory, neural networks, genetic algorithms, etc., to short-time traffic forecasting to make forecasts more reliable, efficient and accurate. However, most of these methods can only deal with data recorded at regular time intervals, thereby restricting the range of data collection tools to loop detectors or other equipment that generate regular data. The study reported here represents an attempt to expand on several existing time series forecasting methods to accommodate data recorded at irregular time intervals, thus ensuring these methods can be used to obtain predicted traffic speeds through intermittent data sources such as the GPS. The study tested several methods using the GPS data from 480 Hong Kong taxis. The results show that the best performance is obtained using a neural network model with acceleration information predicted by ARIMA model.&quot;, &quot;container-title&quot;: &quot;IEEE Transactions on Intelligent Transportation Systems&quot;, &quot;type&quot;: &quot;article-journal&quot;, &quot;DOI&quot;: &quot;10.1109/TITS.2012.2203122&quot;, &quot;author&quot;: [{&quot;parse-names&quot;: false, &quot;given&quot;: &quot;Qing&quot;, &quot;suffix&quot;: &quot;&quot;, &quot;non-dropping-particle&quot;: &quot;&quot;, &quot;family&quot;: &quot;Ye&quot;, &quot;dropping-particle&quot;: &quot;&quot;}, {&quot;parse-names&quot;: false, &quot;given&quot;: &quot;W. Y.&quot;, &quot;suffix&quot;: &quot;&quot;, &quot;non-dropping-particle&quot;: &quot;&quot;, &quot;family&quot;: &quot;Szeto&quot;, &quot;dropping-particle&quot;: &quot;&quot;}, {&quot;parse-names&quot;: false, &quot;given&quot;: &quot;S. C.&quot;, &quot;suffix&quot;: &quot;&quot;, &quot;non-dropping-particle&quot;: &quot;&quot;, &quot;family&quot;: &quot;Wong&quot;, &quot;dropping-particle&quot;: &quot;&quot;}], &quot;title&quot;: &quot;Short-term traffic speed forecasting based on data recorded at irregular intervals&quot;}, &quot;uris&quot;: [&quot;http://www.mendeley.com/documents/?uuid=493fca52-30f6-403b-b565-821d3fa68a95&quot;]}], &quot;mendeley&quot;: {&quot;previouslyFormattedCitation&quot;: &quot;(Ye, Szeto, &amp; Wong, 2012)&quot;, &quot;plainTextFormattedCitation&quot;: &quot;(Ye, Szeto, &amp; Wong, 2012)&quot;, &quot;formattedCitation&quot;: &quot;(Ye, Szeto, &amp; Wong, 2012)&quot;}, &quot;properties&quot;: {&quot;noteIndex&quot;: 0}} RNDgJWezVDAxN"/><text:span text:style-name="T13">(Ye, Szeto, &amp; Wong, 2012)</text:span><text:reference-mark-end text:name="ADDIN CSL_CITATION {&quot;schema&quot;: &quot;https://github.com/citation-style-language/schema/raw/master/csl-citation.json&quot;, &quot;citationItems&quot;: [{&quot;id&quot;: &quot;ITEM-1&quot;, &quot;itemData&quot;: {&quot;ISSN&quot;: &quot;15249050&quot;, &quot;ISBN&quot;: &quot;9781424476572&quot;, &quot;issued&quot;: {&quot;date-parts&quot;: [[&quot;2012&quot;]]}, &quot;id&quot;: &quot;ITEM-1&quot;, &quot;abstract&quot;: &quot;As demand for proactive real-time transportation management systems has grown, major developments have been seen in short-time traffic forecasting methods. Recent studies have introduced time series theory, neural networks, genetic algorithms, etc., to short-time traffic forecasting to make forecasts more reliable, efficient and accurate. However, most of these methods can only deal with data recorded at regular time intervals, thereby restricting the range of data collection tools to loop detectors or other equipment that generate regular data. The study reported here represents an attempt to expand on several existing time series forecasting methods to accommodate data recorded at irregular time intervals, thus ensuring these methods can be used to obtain predicted traffic speeds through intermittent data sources such as the GPS. The study tested several methods using the GPS data from 480 Hong Kong taxis. The results show that the best performance is obtained using a neural network model with acceleration information predicted by ARIMA model.&quot;, &quot;container-title&quot;: &quot;IEEE Transactions on Intelligent Transportation Systems&quot;, &quot;type&quot;: &quot;article-journal&quot;, &quot;DOI&quot;: &quot;10.1109/TITS.2012.2203122&quot;, &quot;author&quot;: [{&quot;parse-names&quot;: false, &quot;given&quot;: &quot;Qing&quot;, &quot;suffix&quot;: &quot;&quot;, &quot;non-dropping-particle&quot;: &quot;&quot;, &quot;family&quot;: &quot;Ye&quot;, &quot;dropping-particle&quot;: &quot;&quot;}, {&quot;parse-names&quot;: false, &quot;given&quot;: &quot;W. Y.&quot;, &quot;suffix&quot;: &quot;&quot;, &quot;non-dropping-particle&quot;: &quot;&quot;, &quot;family&quot;: &quot;Szeto&quot;, &quot;dropping-particle&quot;: &quot;&quot;}, {&quot;parse-names&quot;: false, &quot;given&quot;: &quot;S. C.&quot;, &quot;suffix&quot;: &quot;&quot;, &quot;non-dropping-particle&quot;: &quot;&quot;, &quot;family&quot;: &quot;Wong&quot;, &quot;dropping-particle&quot;: &quot;&quot;}], &quot;title&quot;: &quot;Short-term traffic speed forecasting based on data recorded at irregular intervals&quot;}, &quot;uris&quot;: [&quot;http://www.mendeley.com/documents/?uuid=493fca52-30f6-403b-b565-821d3fa68a95&quot;]}], &quot;mendeley&quot;: {&quot;previouslyFormattedCitation&quot;: &quot;(Ye, Szeto, &amp; Wong, 2012)&quot;, &quot;plainTextFormattedCitation&quot;: &quot;(Ye, Szeto, &amp; Wong, 2012)&quot;, &quot;formattedCitation&quot;: &quot;(Ye, Szeto, &amp; Wong, 2012)&quot;}, &quot;properties&quot;: {&quot;noteIndex&quot;: 0}} RNDgJWezVDAxN"/></text:p>
      <text:p text:style-name="P9"><text:reference-mark-start text:name="ADDIN CSL_CITATION {&quot;schema&quot;: &quot;https://github.com/citation-style-language/schema/raw/master/csl-citation.json&quot;, &quot;citationItems&quot;: [{&quot;id&quot;: &quot;ITEM-1&quot;, &quot;itemData&quot;: {&quot;ISSN&quot;: &quot;0277-0008&quot;, &quot;ISBN&quot;: &quot;0-7803-8310-9&quot;, &quot;issued&quot;: {&quot;date-parts&quot;: [[&quot;2004&quot;]]}, &quot;id&quot;: &quot;ITEM-1&quot;, &quot;abstract&quot;: &quot;The ability to predict traffic variables such as speed, travel time or flow, based on real time data and historic data, collected by various systems in transportation networks, is vital to the intelligent transportation systems (ITS) components such as in-vehicle route guidance systems (RGS), advanced traveler information systems (ATIS), and advanced traffic management systems (ATMS). In the contest of prediction methodologies, different time series, and artificial neural networks (ANN) models have been developed in addition to the historic and real time approach. The present paper proposes the application of a recently developed pattern classification and regression technique called support vector machines (SVM) for the short-term prediction of traffic speed. An ANN model is also developed and a comparison of the performance of both these techniques is carried out, along with real time and historic approach results. Data from the freeways of San Antonio, Texas were used for the analysis.&quot;, &quot;container-title&quot;: &quot;IEEE Intelligent Vehicles Symposium, 2004&quot;, &quot;type&quot;: &quot;article-journal&quot;, &quot;DOI&quot;: &quot;10.1109/IVS.2004.1336380&quot;, &quot;author&quot;: [{&quot;parse-names&quot;: false, &quot;given&quot;: &quot;Lelitha&quot;, &quot;suffix&quot;: &quot;&quot;, &quot;non-dropping-particle&quot;: &quot;&quot;, &quot;family&quot;: &quot;Vanajakshi&quot;, &quot;dropping-particle&quot;: &quot;&quot;}, {&quot;parse-names&quot;: false, &quot;given&quot;: &quot;Laurence R.&quot;, &quot;suffix&quot;: &quot;&quot;, &quot;non-dropping-particle&quot;: &quot;&quot;, &quot;family&quot;: &quot;Rilett&quot;, &quot;dropping-particle&quot;: &quot;&quot;}], &quot;title&quot;: &quot;A comparison of the performance of artificial neural networks and support vector machines for the prediction of traffic speed&quot;}, &quot;uris&quot;: [&quot;http://www.mendeley.com/documents/?uuid=cfa4828a-4fba-4ede-8773-26afa5ca2c4f&quot;]}], &quot;mendeley&quot;: {&quot;previouslyFormattedCitation&quot;: &quot;(Vanajakshi &amp; Rilett, 2004)&quot;, &quot;plainTextFormattedCitation&quot;: &quot;(Vanajakshi &amp; Rilett, 2004)&quot;, &quot;formattedCitation&quot;: &quot;(Vanajakshi &amp; Rilett, 2004)&quot;}, &quot;properties&quot;: {&quot;noteIndex&quot;: 0}} RND7BZlErHWbt"/><text:span text:style-name="T13">(Vanajakshi &amp; Rilett, 2004)</text:span><text:reference-mark-end text:name="ADDIN CSL_CITATION {&quot;schema&quot;: &quot;https://github.com/citation-style-language/schema/raw/master/csl-citation.json&quot;, &quot;citationItems&quot;: [{&quot;id&quot;: &quot;ITEM-1&quot;, &quot;itemData&quot;: {&quot;ISSN&quot;: &quot;0277-0008&quot;, &quot;ISBN&quot;: &quot;0-7803-8310-9&quot;, &quot;issued&quot;: {&quot;date-parts&quot;: [[&quot;2004&quot;]]}, &quot;id&quot;: &quot;ITEM-1&quot;, &quot;abstract&quot;: &quot;The ability to predict traffic variables such as speed, travel time or flow, based on real time data and historic data, collected by various systems in transportation networks, is vital to the intelligent transportation systems (ITS) components such as in-vehicle route guidance systems (RGS), advanced traveler information systems (ATIS), and advanced traffic management systems (ATMS). In the contest of prediction methodologies, different time series, and artificial neural networks (ANN) models have been developed in addition to the historic and real time approach. The present paper proposes the application of a recently developed pattern classification and regression technique called support vector machines (SVM) for the short-term prediction of traffic speed. An ANN model is also developed and a comparison of the performance of both these techniques is carried out, along with real time and historic approach results. Data from the freeways of San Antonio, Texas were used for the analysis.&quot;, &quot;container-title&quot;: &quot;IEEE Intelligent Vehicles Symposium, 2004&quot;, &quot;type&quot;: &quot;article-journal&quot;, &quot;DOI&quot;: &quot;10.1109/IVS.2004.1336380&quot;, &quot;author&quot;: [{&quot;parse-names&quot;: false, &quot;given&quot;: &quot;Lelitha&quot;, &quot;suffix&quot;: &quot;&quot;, &quot;non-dropping-particle&quot;: &quot;&quot;, &quot;family&quot;: &quot;Vanajakshi&quot;, &quot;dropping-particle&quot;: &quot;&quot;}, {&quot;parse-names&quot;: false, &quot;given&quot;: &quot;Laurence R.&quot;, &quot;suffix&quot;: &quot;&quot;, &quot;non-dropping-particle&quot;: &quot;&quot;, &quot;family&quot;: &quot;Rilett&quot;, &quot;dropping-particle&quot;: &quot;&quot;}], &quot;title&quot;: &quot;A comparison of the performance of artificial neural networks and support vector machines for the prediction of traffic speed&quot;}, &quot;uris&quot;: [&quot;http://www.mendeley.com/documents/?uuid=cfa4828a-4fba-4ede-8773-26afa5ca2c4f&quot;]}], &quot;mendeley&quot;: {&quot;previouslyFormattedCitation&quot;: &quot;(Vanajakshi &amp; Rilett, 2004)&quot;, &quot;plainTextFormattedCitation&quot;: &quot;(Vanajakshi &amp; Rilett, 2004)&quot;, &quot;formattedCitation&quot;: &quot;(Vanajakshi &amp; Rilett, 2004)&quot;}, &quot;properties&quot;: {&quot;noteIndex&quot;: 0}} RND7BZlErHWbt"/><text:span text:style-name="T13">⁠</text:span></text:p>
      <text:p text:style-name="P9"><text:reference-mark-start text:name="ADDIN CSL_CITATION {&quot;schema&quot;: &quot;https://github.com/citation-style-language/schema/raw/master/csl-citation.json&quot;, &quot;citationItems&quot;: [{&quot;id&quot;: &quot;ITEM-1&quot;, &quot;itemData&quot;: {&quot;id&quot;: &quot;ITEM-1&quot;, &quot;issued&quot;: {&quot;date-parts&quot;: [[&quot;2004&quot;]]}, &quot;abstract&quot;: &quot;A multi-lane traffic flow model realistically captures the disruptive effects of lane- changing vehicles by recognizing their limited ability to accelerate. While they accelerate, these vehicles create voids in the traffic stream that affect its character. Bounded acceleration explains two features of freeway traffic streams: the capacity drop of freeway bottlenecks, and the quantitative relation between the discharge rate of moving bottlenecks and bottleneck speed. The model com- bines a multilane kinematic wave module for the traffic stream, with a detailed constrained-motion model to describe the lane-changing maneuvers, and a behavioral demand model to trigger them. The behavioral demand model has only one parameter. It was held constant in all experiments&quot;, &quot;container-title&quot;: &quot;84th Transportation Research Board\u2019s Annual Meeting&quot;, &quot;type&quot;: &quot;article-journal&quot;, &quot;author&quot;: [{&quot;parse-names&quot;: false, &quot;given&quot;: &quot;Jorge A.&quot;, &quot;suffix&quot;: &quot;&quot;, &quot;non-dropping-particle&quot;: &quot;&quot;, &quot;family&quot;: &quot;Laval&quot;, &quot;dropping-particle&quot;: &quot;&quot;}, {&quot;parse-names&quot;: false, &quot;given&quot;: &quot;Carlos F.&quot;, &quot;suffix&quot;: &quot;&quot;, &quot;non-dropping-particle&quot;: &quot;&quot;, &quot;family&quot;: &quot;Daganzo&quot;, &quot;dropping-particle&quot;: &quot;&quot;}], &quot;title&quot;: &quot;Multi-Lane Hybrid Traffic Flow Model : Quantifying the Impacts of Lane-Changing Maneuvers on Traffic Flow&quot;}, &quot;uris&quot;: [&quot;http://www.mendeley.com/documents/?uuid=9a0bd2e2-b5d4-4319-afdc-667984ae577d&quot;]}], &quot;mendeley&quot;: {&quot;previouslyFormattedCitation&quot;: &quot;(Laval &amp; Daganzo, 2004)&quot;, &quot;plainTextFormattedCitation&quot;: &quot;(Laval &amp; Daganzo, 2004)&quot;, &quot;formattedCitation&quot;: &quot;(Laval &amp; Daganzo, 2004)&quot;}, &quot;properties&quot;: {&quot;noteIndex&quot;: 0}} RNDLYyA9xg85n"/><text:span text:style-name="T13">(Laval &amp; Daganzo, 2004)</text:span><text:reference-mark-end text:name="ADDIN CSL_CITATION {&quot;schema&quot;: &quot;https://github.com/citation-style-language/schema/raw/master/csl-citation.json&quot;, &quot;citationItems&quot;: [{&quot;id&quot;: &quot;ITEM-1&quot;, &quot;itemData&quot;: {&quot;id&quot;: &quot;ITEM-1&quot;, &quot;issued&quot;: {&quot;date-parts&quot;: [[&quot;2004&quot;]]}, &quot;abstract&quot;: &quot;A multi-lane traffic flow model realistically captures the disruptive effects of lane- changing vehicles by recognizing their limited ability to accelerate. While they accelerate, these vehicles create voids in the traffic stream that affect its character. Bounded acceleration explains two features of freeway traffic streams: the capacity drop of freeway bottlenecks, and the quantitative relation between the discharge rate of moving bottlenecks and bottleneck speed. The model com- bines a multilane kinematic wave module for the traffic stream, with a detailed constrained-motion model to describe the lane-changing maneuvers, and a behavioral demand model to trigger them. The behavioral demand model has only one parameter. It was held constant in all experiments&quot;, &quot;container-title&quot;: &quot;84th Transportation Research Board\u2019s Annual Meeting&quot;, &quot;type&quot;: &quot;article-journal&quot;, &quot;author&quot;: [{&quot;parse-names&quot;: false, &quot;given&quot;: &quot;Jorge A.&quot;, &quot;suffix&quot;: &quot;&quot;, &quot;non-dropping-particle&quot;: &quot;&quot;, &quot;family&quot;: &quot;Laval&quot;, &quot;dropping-particle&quot;: &quot;&quot;}, {&quot;parse-names&quot;: false, &quot;given&quot;: &quot;Carlos F.&quot;, &quot;suffix&quot;: &quot;&quot;, &quot;non-dropping-particle&quot;: &quot;&quot;, &quot;family&quot;: &quot;Daganzo&quot;, &quot;dropping-particle&quot;: &quot;&quot;}], &quot;title&quot;: &quot;Multi-Lane Hybrid Traffic Flow Model : Quantifying the Impacts of Lane-Changing Maneuvers on Traffic Flow&quot;}, &quot;uris&quot;: [&quot;http://www.mendeley.com/documents/?uuid=9a0bd2e2-b5d4-4319-afdc-667984ae577d&quot;]}], &quot;mendeley&quot;: {&quot;previouslyFormattedCitation&quot;: &quot;(Laval &amp; Daganzo, 2004)&quot;, &quot;plainTextFormattedCitation&quot;: &quot;(Laval &amp; Daganzo, 2004)&quot;, &quot;formattedCitation&quot;: &quot;(Laval &amp; Daganzo, 2004)&quot;}, &quot;properties&quot;: {&quot;noteIndex&quot;: 0}} RNDLYyA9xg85n"/></text:p>
      <text:p text:style-name="P9"><text:reference-mark-start text:name="ADDIN CSL_CITATION {&quot;schema&quot;: &quot;https://github.com/citation-style-language/schema/raw/master/csl-citation.json&quot;, &quot;citationItems&quot;: [{&quot;id&quot;: &quot;ITEM-1&quot;, &quot;itemData&quot;: {&quot;ISSN&quot;: &quot;23249943&quot;, &quot;id&quot;: &quot;ITEM-1&quot;, &quot;abstract&quot;: &quot;The average speed of vehicles plays an important role in traffic engineering. In almost any model-based traffic monitoring, analysis, or control application the average speed is required as a measure of performance or as an input for traffic models used to simulate fuel consumption, vehicle emissions, or traffic noise. The average speed is also used in algorithms that estimate the travel time. It also appears in the fundamental equation of traffic where density is calculated based on the average speed and flow. This article presents a new methodology for estimating the time\u2013space\u2013mean speed (TSMS), which is an equivalent for the generalised speed introduced by Edie [1963. \u201cDiscussion of Traffic Stream Measurements and Definitions\u201d. Proceedings of the 2nd international symposium on the theory of traffic flow. Paris, France, 139\u2013154]. To this aim, first tight upper and lower bounds are developed for the TSMS using individual vehicle speeds that are obtained via point measurements. To estimate the TSMS from these bounds, and to deal with the cases where the trajectories of the vehicles might not be straight lines, a convex combination of the upper and lower bounds is introduced. In order to assess the convex combination and to compare its performance with other formulas in the literature, two real-life data sets corresponding to the NGSIM data for the I-880 highway in the San Francisco Bay Area, and the A13 data near Rotterdam\u2013Delft are used. At the end, MATLAB simulations are presented to cover scenarios that are not included in the available real-life data sets. The results produced by the new formula, both for the real-life data sets and for MATLAB simulations, are found to be more accurate compared with other available formulas in the literature. \u00a9 2015, \u00a9 2015 Hong Kong Society for Transportation Studies Limited.&quot;, &quot;type&quot;: &quot;article-journal&quot;, &quot;issue&quot;: &quot;6&quot;, &quot;volume&quot;: &quot;11&quot;, &quot;issued&quot;: {&quot;date-parts&quot;: [[&quot;2015&quot;]]}, &quot;container-title&quot;: &quot;Transportmetrica A: Transport Science&quot;, &quot;DOI&quot;: &quot;10.1080/23249935.2015.1026957&quot;, &quot;author&quot;: [{&quot;parse-names&quot;: false, &quot;given&quot;: &quot;A.&quot;, &quot;suffix&quot;: &quot;&quot;, &quot;non-dropping-particle&quot;: &quot;&quot;, &quot;family&quot;: &quot;Jamshidnejad&quot;, &quot;dropping-particle&quot;: &quot;&quot;}, {&quot;parse-names&quot;: false, &quot;given&quot;: &quot;B.&quot;, &quot;suffix&quot;: &quot;&quot;, &quot;non-dropping-particle&quot;: &quot;De&quot;, &quot;family&quot;: &quot;Schutter&quot;, &quot;dropping-particle&quot;: &quot;&quot;}], &quot;title&quot;: &quot;Estimation of the generalised average traffic speed based on microscopic measurements&quot;, &quot;page&quot;: &quot;525-546&quot;}, &quot;uris&quot;: [&quot;http://www.mendeley.com/documents/?uuid=a930e517-9984-41cf-ac56-f3c8c64fd412&quot;]}], &quot;mendeley&quot;: {&quot;previouslyFormattedCitation&quot;: &quot;(A. Jamshidnejad &amp; De Schutter, 2015)&quot;, &quot;plainTextFormattedCitation&quot;: &quot;(A. Jamshidnejad &amp; De Schutter, 2015)&quot;, &quot;formattedCitation&quot;: &quot;(A. Jamshidnejad &amp; De Schutter, 2015)&quot;}, &quot;properties&quot;: {&quot;noteIndex&quot;: 0}} RNDmV461F7V4c"/><text:span text:style-name="T13">(A. Jamshidnejad &amp; De Schutter, 2015)</text:span><text:reference-mark-end text:name="ADDIN CSL_CITATION {&quot;schema&quot;: &quot;https://github.com/citation-style-language/schema/raw/master/csl-citation.json&quot;, &quot;citationItems&quot;: [{&quot;id&quot;: &quot;ITEM-1&quot;, &quot;itemData&quot;: {&quot;ISSN&quot;: &quot;23249943&quot;, &quot;id&quot;: &quot;ITEM-1&quot;, &quot;abstract&quot;: &quot;The average speed of vehicles plays an important role in traffic engineering. In almost any model-based traffic monitoring, analysis, or control application the average speed is required as a measure of performance or as an input for traffic models used to simulate fuel consumption, vehicle emissions, or traffic noise. The average speed is also used in algorithms that estimate the travel time. It also appears in the fundamental equation of traffic where density is calculated based on the average speed and flow. This article presents a new methodology for estimating the time\u2013space\u2013mean speed (TSMS), which is an equivalent for the generalised speed introduced by Edie [1963. \u201cDiscussion of Traffic Stream Measurements and Definitions\u201d. Proceedings of the 2nd international symposium on the theory of traffic flow. Paris, France, 139\u2013154]. To this aim, first tight upper and lower bounds are developed for the TSMS using individual vehicle speeds that are obtained via point measurements. To estimate the TSMS from these bounds, and to deal with the cases where the trajectories of the vehicles might not be straight lines, a convex combination of the upper and lower bounds is introduced. In order to assess the convex combination and to compare its performance with other formulas in the literature, two real-life data sets corresponding to the NGSIM data for the I-880 highway in the San Francisco Bay Area, and the A13 data near Rotterdam\u2013Delft are used. At the end, MATLAB simulations are presented to cover scenarios that are not included in the available real-life data sets. The results produced by the new formula, both for the real-life data sets and for MATLAB simulations, are found to be more accurate compared with other available formulas in the literature. \u00a9 2015, \u00a9 2015 Hong Kong Society for Transportation Studies Limited.&quot;, &quot;type&quot;: &quot;article-journal&quot;, &quot;issue&quot;: &quot;6&quot;, &quot;volume&quot;: &quot;11&quot;, &quot;issued&quot;: {&quot;date-parts&quot;: [[&quot;2015&quot;]]}, &quot;container-title&quot;: &quot;Transportmetrica A: Transport Science&quot;, &quot;DOI&quot;: &quot;10.1080/23249935.2015.1026957&quot;, &quot;author&quot;: [{&quot;parse-names&quot;: false, &quot;given&quot;: &quot;A.&quot;, &quot;suffix&quot;: &quot;&quot;, &quot;non-dropping-particle&quot;: &quot;&quot;, &quot;family&quot;: &quot;Jamshidnejad&quot;, &quot;dropping-particle&quot;: &quot;&quot;}, {&quot;parse-names&quot;: false, &quot;given&quot;: &quot;B.&quot;, &quot;suffix&quot;: &quot;&quot;, &quot;non-dropping-particle&quot;: &quot;De&quot;, &quot;family&quot;: &quot;Schutter&quot;, &quot;dropping-particle&quot;: &quot;&quot;}], &quot;title&quot;: &quot;Estimation of the generalised average traffic speed based on microscopic measurements&quot;, &quot;page&quot;: &quot;525-546&quot;}, &quot;uris&quot;: [&quot;http://www.mendeley.com/documents/?uuid=a930e517-9984-41cf-ac56-f3c8c64fd412&quot;]}], &quot;mendeley&quot;: {&quot;previouslyFormattedCitation&quot;: &quot;(A. Jamshidnejad &amp; De Schutter, 2015)&quot;, &quot;plainTextFormattedCitation&quot;: &quot;(A. Jamshidnejad &amp; De Schutter, 2015)&quot;, &quot;formattedCitation&quot;: &quot;(A. Jamshidnejad &amp; De Schutter, 2015)&quot;}, &quot;properties&quot;: {&quot;noteIndex&quot;: 0}} RNDmV461F7V4c"/></text:p>
      <text:p text:style-name="P9"><text:reference-mark-start text:name="ADDIN CSL_CITATION {&quot;schema&quot;: &quot;https://github.com/citation-style-language/schema/raw/master/csl-citation.json&quot;, &quot;citationItems&quot;: [{&quot;id&quot;: &quot;ITEM-1&quot;, &quot;itemData&quot;: {&quot;ISSN&quot;: &quot;09658564&quot;, &quot;ISBN&quot;: &quot;0965-8564&quot;, &quot;author&quot;: [{&quot;parse-names&quot;: false, &quot;given&quot;: &quot;Wen&quot;, &quot;suffix&quot;: &quot;&quot;, &quot;non-dropping-particle&quot;: &quot;&quot;, &quot;family&quot;: &quot;Cheng&quot;, &quot;dropping-particle&quot;: &quot;&quot;}, {&quot;parse-names&quot;: false, &quot;given&quot;: &quot;Gurdiljot Singh&quot;, &quot;suffix&quot;: &quot;&quot;, &quot;non-dropping-particle&quot;: &quot;&quot;, &quot;family&quot;: &quot;Gill&quot;, &quot;dropping-particle&quot;: &quot;&quot;}, {&quot;parse-names&quot;: false, &quot;given&quot;: &quot;Taha&quot;, &quot;suffix&quot;: &quot;&quot;, &quot;non-dropping-particle&quot;: &quot;&quot;, &quot;family&quot;: &quot;Sakrani&quot;, &quot;dropping-particle&quot;: &quot;&quot;}, {&quot;parse-names&quot;: false, &quot;given&quot;: &quot;Dennis&quot;, &quot;suffix&quot;: &quot;&quot;, &quot;non-dropping-particle&quot;: &quot;&quot;, &quot;family&quot;: &quot;Ralls&quot;, &quot;dropping-particle&quot;: &quot;&quot;}, {&quot;parse-names&quot;: false, &quot;given&quot;: &quot;Xudong&quot;, &quot;suffix&quot;: &quot;&quot;, &quot;non-dropping-particle&quot;: &quot;&quot;, &quot;family&quot;: &quot;Jia&quot;, &quot;dropping-particle&quot;: &quot;&quot;}], &quot;id&quot;: &quot;ITEM-1&quot;, &quot;abstract&quot;: &quot;This study focused on the development of speed prediction models for a multilane highway which incorporate the potential endogenous relationship between adjacent lane speeds and speed deviations while considering geometric design, traffic flow, and other variables in the model specification and accounting for the correlation structures due to multilevel nature of data. The Full Bayesian framework was employed to build the hierarchical models which accounted for three correlation structures at multiple levels: the correlation between speeds of adjoining lanes due to multivariate nature; spatially structured correlations between the adjacent segments, and spatially unstructured correlations among segments. The model estimates which influence the lane-mean speed indicated the directional variation of exogenous factors. For the westbound traffic, the afternoon and night hours were observed to be influential while eastbound traffic was more sensitive to the morning period. The segment length revealed a lane-varying correlation where longer segments influenced a speed reduction for the three lanes closer to the median while the speed in outermost lane exhibited a reverse trend as it increased with longer segments. Both models, with mean speed and speed deviations, demonstrated the significant presence of endogeneity due to mean speeds and speed deviations of adjacent lanes, respectively. This study also assessed the accuracy of predicted mean speed and speed deviations by calculating the measures of discrepancy between the observed and model predicted speeds. The Bayesian residuals, which incorporated the normal, multivariate, and spatial correlation structures, exhibited significant superiority at the prediction accuracy than the Normal ones. This discrepancy in prediction performance reflected the impact of consideration or exclusion of random effects.&quot;, &quot;type&quot;: &quot;article-journal&quot;, &quot;publisher&quot;: &quot;Elsevier&quot;, &quot;volume&quot;: &quot;116&quot;, &quot;issued&quot;: {&quot;date-parts&quot;: [[&quot;2018&quot;]]}, &quot;container-title&quot;: &quot;Transportation Research Part A: Policy and Practice&quot;, &quot;DOI&quot;: &quot;10.1016/j.tra.2018.06.014&quot;, &quot;issue&quot;: &quot;March&quot;, &quot;title&quot;: &quot;Modeling the endogeneity of lane-mean speeds and lane-speed deviations using a Bayesian structural equations approach with spatial correlation&quot;, &quot;page&quot;: &quot;220-231&quot;}, &quot;uris&quot;: [&quot;http://www.mendeley.com/documents/?uuid=ff83fbc5-7a57-4362-b02e-7286be057918&quot;]}], &quot;mendeley&quot;: {&quot;previouslyFormattedCitation&quot;: &quot;(Cheng et al., 2018)&quot;, &quot;plainTextFormattedCitation&quot;: &quot;(Cheng et al., 2018)&quot;, &quot;formattedCitation&quot;: &quot;(Cheng et al., 2018)&quot;}, &quot;properties&quot;: {&quot;noteIndex&quot;: 0}} RND9CROwQh90K"/><text:span text:style-name="T13">(Cheng et al., 2018)</text:span><text:reference-mark-end text:name="ADDIN CSL_CITATION {&quot;schema&quot;: &quot;https://github.com/citation-style-language/schema/raw/master/csl-citation.json&quot;, &quot;citationItems&quot;: [{&quot;id&quot;: &quot;ITEM-1&quot;, &quot;itemData&quot;: {&quot;ISSN&quot;: &quot;09658564&quot;, &quot;ISBN&quot;: &quot;0965-8564&quot;, &quot;author&quot;: [{&quot;parse-names&quot;: false, &quot;given&quot;: &quot;Wen&quot;, &quot;suffix&quot;: &quot;&quot;, &quot;non-dropping-particle&quot;: &quot;&quot;, &quot;family&quot;: &quot;Cheng&quot;, &quot;dropping-particle&quot;: &quot;&quot;}, {&quot;parse-names&quot;: false, &quot;given&quot;: &quot;Gurdiljot Singh&quot;, &quot;suffix&quot;: &quot;&quot;, &quot;non-dropping-particle&quot;: &quot;&quot;, &quot;family&quot;: &quot;Gill&quot;, &quot;dropping-particle&quot;: &quot;&quot;}, {&quot;parse-names&quot;: false, &quot;given&quot;: &quot;Taha&quot;, &quot;suffix&quot;: &quot;&quot;, &quot;non-dropping-particle&quot;: &quot;&quot;, &quot;family&quot;: &quot;Sakrani&quot;, &quot;dropping-particle&quot;: &quot;&quot;}, {&quot;parse-names&quot;: false, &quot;given&quot;: &quot;Dennis&quot;, &quot;suffix&quot;: &quot;&quot;, &quot;non-dropping-particle&quot;: &quot;&quot;, &quot;family&quot;: &quot;Ralls&quot;, &quot;dropping-particle&quot;: &quot;&quot;}, {&quot;parse-names&quot;: false, &quot;given&quot;: &quot;Xudong&quot;, &quot;suffix&quot;: &quot;&quot;, &quot;non-dropping-particle&quot;: &quot;&quot;, &quot;family&quot;: &quot;Jia&quot;, &quot;dropping-particle&quot;: &quot;&quot;}], &quot;id&quot;: &quot;ITEM-1&quot;, &quot;abstract&quot;: &quot;This study focused on the development of speed prediction models for a multilane highway which incorporate the potential endogenous relationship between adjacent lane speeds and speed deviations while considering geometric design, traffic flow, and other variables in the model specification and accounting for the correlation structures due to multilevel nature of data. The Full Bayesian framework was employed to build the hierarchical models which accounted for three correlation structures at multiple levels: the correlation between speeds of adjoining lanes due to multivariate nature; spatially structured correlations between the adjacent segments, and spatially unstructured correlations among segments. The model estimates which influence the lane-mean speed indicated the directional variation of exogenous factors. For the westbound traffic, the afternoon and night hours were observed to be influential while eastbound traffic was more sensitive to the morning period. The segment length revealed a lane-varying correlation where longer segments influenced a speed reduction for the three lanes closer to the median while the speed in outermost lane exhibited a reverse trend as it increased with longer segments. Both models, with mean speed and speed deviations, demonstrated the significant presence of endogeneity due to mean speeds and speed deviations of adjacent lanes, respectively. This study also assessed the accuracy of predicted mean speed and speed deviations by calculating the measures of discrepancy between the observed and model predicted speeds. The Bayesian residuals, which incorporated the normal, multivariate, and spatial correlation structures, exhibited significant superiority at the prediction accuracy than the Normal ones. This discrepancy in prediction performance reflected the impact of consideration or exclusion of random effects.&quot;, &quot;type&quot;: &quot;article-journal&quot;, &quot;publisher&quot;: &quot;Elsevier&quot;, &quot;volume&quot;: &quot;116&quot;, &quot;issued&quot;: {&quot;date-parts&quot;: [[&quot;2018&quot;]]}, &quot;container-title&quot;: &quot;Transportation Research Part A: Policy and Practice&quot;, &quot;DOI&quot;: &quot;10.1016/j.tra.2018.06.014&quot;, &quot;issue&quot;: &quot;March&quot;, &quot;title&quot;: &quot;Modeling the endogeneity of lane-mean speeds and lane-speed deviations using a Bayesian structural equations approach with spatial correlation&quot;, &quot;page&quot;: &quot;220-231&quot;}, &quot;uris&quot;: [&quot;http://www.mendeley.com/documents/?uuid=ff83fbc5-7a57-4362-b02e-7286be057918&quot;]}], &quot;mendeley&quot;: {&quot;previouslyFormattedCitation&quot;: &quot;(Cheng et al., 2018)&quot;, &quot;plainTextFormattedCitation&quot;: &quot;(Cheng et al., 2018)&quot;, &quot;formattedCitation&quot;: &quot;(Cheng et al., 2018)&quot;}, &quot;properties&quot;: {&quot;noteIndex&quot;: 0}} RND9CROwQh90K"/><text:span text:style-name="T13">⁠⁠⁠⁠⁠⁠⁠⁠⁠⁠⁠⁠⁠⁠</text:span></text:p>
      <text:section text:style-name="Sect1" text:name="ADDIN Mendeley Bibliography CSL_BIBLIOGRAPHY  RND7z5DVdjKWZ">
        <text:p text:style-name="P20">Carey, M., Balijepalli, C., &amp; Watling, D. (2015). <text:bookmark-start text:name="__DdeLink__24467_3898159730"/>Extending the Cell Transmission Model to Multiple Lanes and Lane-Changing<text:bookmark-end text:name="__DdeLink__24467_3898159730"/>. <text:span text:style-name="T18">Networks and Spatial Economics</text:span>, <text:span text:style-name="T18">15</text:span>(3), 507–535. https://doi.org/10.1007/s11067-013-9193-7</text:p>
        <text:p text:style-name="P20">Cheng, W., Gill, G. S., Sakrani, T., Ralls, D., &amp; Jia, X. (2018). Modeling the endogeneity of lane-mean speeds and lane-speed deviations using a Bayesian structural equations approach with spatial correlation. <text:span text:style-name="T18">Transportation Research Part A: Policy and Practice</text:span>, <text:span text:style-name="T18">116</text:span>(March), 220–231. https://doi.org/10.1016/j.tra.2018.06.014</text:p>
        <text:p text:style-name="P20">De Fabritiis, C., Ragona, R., &amp; Valenti, G. (2008). Traffic estimation and prediction based on real time floating car data. <text:span text:style-name="T18">IEEE Conference on Intelligent Transportation Systems, Proceedings, ITSC</text:span>, 197–203. https://doi.org/10.1109/ITSC.2008.4732534</text:p>
        <text:p text:style-name="P20">Edie, L. (1963). Discussion of traffic stream measurements and definitions. <text:span text:style-name="T18">Port of New York Authority</text:span>. https://doi.org/10.1016/j.apergo.2011.03.001</text:p>
        <text:p text:style-name="P20">Garber, N. J., &amp; Hoel, L. a. (2002). <text:span text:style-name="T18">Traffic and highway engineering</text:span>. <text:span text:style-name="T18">Bill Stenquist</text:span>. https://doi.org/10.1061/(ASCE)HY.1943-7900.0000746.</text:p>
        <text:p text:style-name="P20">Greenshields, B. D. (1935). A study of traffic capacity. <text:span text:style-name="T18">Highway Research Board Proceedings</text:span>. https://doi.org/10.1029/1999JA000284</text:p>
        <text:p text:style-name="P20">Jamshidnejad, A., &amp; De Schutter, B. (2015). An iterative procedure for estimating the generalized average speed using microscopic point measurements. <text:span text:style-name="T18">2015 International Conference on Models and Technologies for Intelligent Transportation Systems, MT-ITS 2015</text:span>, <text:span text:style-name="T18">19</text:span>, 38–44. https://doi.org/10.1109/MTITS.2015.7223234</text:p>
        <text:p text:style-name="P20">Jamshidnejad, A., &amp; De Schutter, B. (2015). Estimation of the generalised average traffic speed based on microscopic measurements. <text:span text:style-name="T18">Transportmetrica A: Transport Science</text:span>, <text:span text:style-name="T18">11</text:span>(6), 525–546. https://doi.org/10.1080/23249935.2015.1026957</text:p>
        <text:p text:style-name="P20">Laval, J. A., &amp; Daganzo, C. F. (2004). Multi-Lane Hybrid Traffic Flow Model : Quantifying the Impacts of Lane-Changing Maneuvers on Traffic Flow. <text:span text:style-name="T18">84th Transportation Research Board’s Annual Meeting</text:span>.</text:p>
        <text:p text:style-name="P20">Lighthill, M. J., &amp; Whitham, G. B. (1955). On Kinematic Waves. II. A Theory of Traffic Flow on Long Crowded Roads. <text:span text:style-name="T18">Proceedings of the Royal Society A: Mathematical, Physical and Engineering Sciences</text:span>. https://doi.org/10.1098/rspa.1955.0089</text:p>
        <text:p text:style-name="P20"><text:soft-page-break/>Ma, X., Tao, Z., Wang, Y., Yu, H., &amp; Wang, Y. (2015). Long short-term memory neural network for traffic speed prediction using remote microwave sensor data. <text:span text:style-name="T18">Transportation Research Part C: Emerging Technologies</text:span>. https://doi.org/10.1016/j.trc.2015.03.014</text:p>
        <text:p text:style-name="P20">Rakha, H., &amp; Zhang, W. (2005). Estimating Traffic Stream Space Mean Speed and Reliability from Dual- and Single-Loop Detectors. <text:span text:style-name="T18">Transportation Research Record: Journal of the Transportation Research Board</text:span>. https://doi.org/10.3141/1925-05</text:p>
        <text:p text:style-name="P20">Shankar, V., &amp; Mannering, F. (1998). Modeling the endogeneity of lane-mean speeds and lane-speed deviations: A structural equations approach. <text:span text:style-name="T18">Transportation Research Part A: Policy and Practice</text:span>. https://doi.org/10.1016/S0965-8564(98)00003-2</text:p>
        <text:p text:style-name="P20">Vanajakshi, L., &amp; Rilett, L. R. (2004). A comparison of the performance of artificial neural networks and support vector machines for the prediction of traffic speed. <text:span text:style-name="T18">IEEE Intelligent Vehicles Symposium, 2004</text:span>. https://doi.org/10.1109/IVS.2004.1336380</text:p>
        <text:p text:style-name="P20">WARDROP, J. G. (1952). ROAD PAPER. SOME THEORETICAL ASPECTS OF ROAD TRAFFIC RESEARCH. <text:span text:style-name="T18">Proceedings of the Institution of Civil Engineers</text:span>. https://doi.org/10.1680/ipeds.1952.11259</text:p>
        <text:p text:style-name="P8">Ye, Q., Szeto, W. Y., &amp; Wong, S. C. (2012). Short-term traffic speed forecasting based on data recorded at irregular intervals. <text:span text:style-name="T18">IEEE Transactions on Intelligent Transportation Systems</text:span>. https://doi.org/10.1109/TITS.2012.2203122</text:p>
      </text:section>
      <text:p text:style-name="P9"><text:span text:style-name="T13"><text:s/></text:span><text:span text:style-name="T11">⁠</text:span><text:span text:style-name="T12">⁠⁠</text:span><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Mangal1" svg:font-family="Mangal"/>
    <style:font-face style:name="AdvOT596495f2" svg:font-family="AdvOT596495f2" style:font-family-generic="roman" style:font-pitch="variable"/>
    <style:font-face style:name="AdvOT596495f2+20" svg:font-family="AdvOT596495f2+20" style:font-family-generic="roman" style:font-pitch="variable"/>
    <style:font-face style:name="AdvOT596495f2+fb" svg:font-family="AdvOT596495f2+fb" style:font-family-generic="roman" style:font-pitch="variable"/>
    <style:font-face style:name="Arial" svg:font-family="Arial" style:font-family-generic="roman" style:font-pitch="variable"/>
    <style:font-face style:name="Arial-ItalicMT" svg:font-family="Arial-ItalicMT"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19-01-18T11:49:58.110000000</dc:date>
    <meta:editing-duration>PT6H26M31S</meta:editing-duration>
    <meta:editing-cycles>3</meta:editing-cycles>
    <meta:document-statistic meta:table-count="0" meta:image-count="0" meta:object-count="0" meta:page-count="3" meta:paragraph-count="70" meta:word-count="1412" meta:character-count="10251" meta:non-whitespace-character-count="8882"/>
    <meta:user-defined meta:name="Mendeley Citation Style_1">http://www.zotero.org/styles/apa</meta:user-defined>
    <meta:user-defined meta:name="Mendeley Document_1">True</meta:user-defined>
    <meta:user-defined meta:name="Mendeley Unique User Id_1">ccc5e80c-9af8-36ba-8b65-089db04e51c7</meta:user-defined>
  </office:meta>
</office:document-meta>
</file>